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2354in"/>
    </style:style>
    <style:style style:name="Table1.B" style:family="table-column">
      <style:table-column-properties style:column-width="4.785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611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5pt solid #000000" fo:border-right="none" fo:border-top="0.5pt solid #000000" fo:border-bottom="none"/>
    </style:style>
    <style:style style:name="Table3.C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none" fo:border-top="none" fo:border-bottom="none"/>
    </style:style>
    <style:style style:name="Table3.C2" style:family="table-cell">
      <style:table-cell-properties fo:padding="0.0382in" fo:border-left="0.5pt solid #000000" fo:border-right="0.5pt solid #000000" fo:border-top="none" fo:border-bottom="none"/>
    </style:style>
    <style:style style:name="Table3.A10" style:family="table-cell">
      <style:table-cell-properties fo:padding="0.0382in" fo:border-left="0.5pt solid #000000" fo:border-right="none" fo:border-top="none" fo:border-bottom="0.5pt solid #000000"/>
    </style:style>
    <style:style style:name="Table3.C10" style:family="table-cell">
      <style:table-cell-properties fo:padding="0.0382in" fo:border-left="0.5pt solid #000000" fo:border-right="0.5pt solid #000000" fo:border-top="none" fo:border-bottom="0.5pt solid #000000"/>
    </style:style>
    <style:style style:name="P1" style:family="paragraph" style:parent-style-name="Body_20_Text_20_First">
      <style:paragraph-properties>
        <style:tab-stops>
          <style:tab-stop style:position="1.5in"/>
        </style:tab-stops>
      </style:paragraph-properties>
    </style:style>
    <style:style style:name="P2" style:family="paragraph" style:parent-style-name="Code">
      <style:text-properties style:font-name-asian="TheSansMonoConNormal3"/>
    </style:style>
    <style:style style:name="P3" style:family="paragraph" style:parent-style-name="Code">
      <style:text-properties style:font-name="TheSansMonoConNormal" fo:font-weight="normal" style:font-weight-asian="normal" style:font-weight-complex="normal"/>
    </style:style>
    <style:style style:name="P4" style:family="paragraph" style:parent-style-name="Code">
      <style:text-properties style:font-name="TheSansMonoConNormal" fo:font-size="11pt" fo:font-weight="normal" style:font-size-asian="11pt" style:font-weight-asian="normal" style:font-size-complex="11pt" style:font-weight-complex="normal"/>
    </style:style>
    <style:style style:name="P5" style:family="paragraph" style:parent-style-name="Code">
      <style:text-properties fo:font-weight="normal" style:font-weight-asian="normal" style:font-weight-complex="normal"/>
    </style:style>
    <style:style style:name="P6" style:family="paragraph" style:parent-style-name="Table_20_Head">
      <style:paragraph-properties fo:margin-left="0in" fo:margin-right="0in" fo:text-indent="0in" style:auto-text-indent="false"/>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Body_20_Text_20_Cont">
      <style:text-properties fo:language="en" fo:country="US"/>
    </style:style>
    <style:style style:name="P9" style:family="paragraph" style:parent-style-name="Chapter_20_Title">
      <style:text-properties officeooo:paragraph-rsid="001b6462"/>
    </style:style>
    <style:style style:name="P10" style:family="paragraph" style:parent-style-name="Standard">
      <style:paragraph-properties fo:text-align="justify" style:justify-single-word="false"/>
      <style:text-properties officeooo:paragraph-rsid="001b6462"/>
    </style:style>
    <style:style style:name="P11" style:family="paragraph" style:parent-style-name="Standard">
      <style:text-properties fo:color="#bfbfbf" style:font-name="ZapfDingbats1" fo:font-size="14pt" officeooo:paragraph-rsid="001b6462" style:font-name-asian="ZapfDingbats1" style:font-size-asian="14pt" style:font-name-complex="ZapfDingbats1" style:font-size-complex="14pt"/>
    </style:style>
    <style:style style:name="P12" style:family="paragraph" style:parent-style-name="Chapter_20_Number" style:master-page-name="Standard">
      <style:paragraph-properties style:page-number="auto"/>
      <style:text-properties officeooo:paragraph-rsid="001b6462"/>
    </style:style>
    <style:style style:name="P13" style:family="paragraph" style:parent-style-name="Bullet" style:list-style-name="WW8Num2">
      <style:paragraph-properties style:line-height-at-least="0.0693in"/>
    </style:style>
    <style:style style:name="P14" style:family="paragraph" style:parent-style-name="Bullet" style:list-style-name="WW8Num2">
      <style:paragraph-properties style:line-height-at-least="0.0693in"/>
      <style:text-properties officeooo:rsid="001b6462" officeooo:paragraph-rsid="001b6462"/>
    </style:style>
    <style:style style:name="P15" style:family="paragraph" style:parent-style-name="Code">
      <style:text-properties officeooo:paragraph-rsid="001e42db"/>
    </style:style>
    <style:style style:name="P16" style:family="paragraph" style:parent-style-name="Code">
      <style:text-properties style:font-name="TheSansMonoConNormal" fo:font-weight="normal" style:font-weight-asian="normal" style:font-weight-complex="normal"/>
    </style:style>
    <style:style style:name="P17" style:family="paragraph" style:parent-style-name="Code">
      <style:text-properties style:font-name="TheSansMonoConNormal" fo:font-weight="normal" officeooo:rsid="001e42db" officeooo:paragraph-rsid="001e42db" style:font-weight-asian="normal" style:font-weight-complex="normal"/>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font-weight="bold" style:font-weight-asian="bold"/>
    </style:style>
    <style:style style:name="T5" style:family="text">
      <style:text-properties fo:font-weight="bold" style:font-name-asian="HelveticaNeue Condensed" style:font-weight-asian="bold"/>
    </style:style>
    <style:style style:name="T6" style:family="text">
      <style:text-properties fo:font-weight="bold" style:font-name-asian="TheSansMonoConNormal2" style:font-weight-asian="bold"/>
    </style:style>
    <style:style style:name="T7" style:family="text">
      <style:text-properties style:text-position="super 58%" style:font-name-asian="Utopia"/>
    </style:style>
    <style:style style:name="T8" style:family="text">
      <style:text-properties style:text-position="super 58%" fo:font-style="normal" style:font-name-asian="Utopia" style:font-style-asian="normal"/>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Italic" style:font-name-complex="Utopia-Italic"/>
    </style:style>
    <style:style style:name="T11" style:family="text">
      <style:text-properties style:font-name="Utopia-Italic" fo:language="en" fo:country="US" style:font-name-complex="Utopia-Italic"/>
    </style:style>
    <style:style style:name="T12" style:family="text">
      <style:text-properties style:font-name="Utopia-Bold" fo:language="en" fo:country="US" fo:font-weight="bold" style:font-weight-asian="bold" style:font-name-complex="Utopia-Bold" style:font-weight-complex="bold"/>
    </style:style>
    <style:style style:name="T13" style:family="text">
      <style:text-properties style:font-name="Utopia-Bold" fo:language="en" fo:country="US" style:font-name-complex="Utopia-Bold"/>
    </style:style>
    <style:style style:name="T14" style:family="text">
      <style:text-properties style:font-name-asian="TheSansMonoConNormal2"/>
    </style:style>
    <style:style style:name="T15" style:family="text">
      <style:text-properties style:font-name="Utopia" style:font-name-complex="Utopia"/>
    </style:style>
    <style:style style:name="T16" style:family="text">
      <style:text-properties fo:font-size="8pt" fo:language="en" fo:country="US" fo:font-style="italic" style:font-size-asian="8pt" style:font-style-asian="italic"/>
    </style:style>
    <style:style style:name="T17" style:family="text">
      <style:text-properties style:font-name="TheSansMonoCondensed-SemiLightI" style:font-name-complex="TheSansMonoCondensed-SemiLightI"/>
    </style:style>
    <style:style style:name="T18"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9" style:family="text">
      <style:text-properties style:use-window-font-color="true" style:font-name="TheSansMonoConNormal2" fo:font-size="11pt" fo:language="zxx" fo:country="none" officeooo:rsid="001cc15b" style:font-name-asian="Calibri" style:font-size-asian="11pt" style:language-asian="zxx" style:country-asian="none" style:font-name-complex="TheSansMonoConNormal2" style:font-size-complex="11pt" style:language-complex="ar" style:country-complex="SA"/>
    </style:style>
    <style:style style:name="T20" style:family="text">
      <style:text-properties style:use-window-font-color="true" style:font-name="TheSansMonoConNormal2" fo:font-size="11pt" fo:language="zxx" fo:country="none" officeooo:rsid="001e42db" style:font-name-asian="Calibri" style:font-size-asian="11pt" style:language-asian="zxx" style:country-asian="none" style:font-name-complex="TheSansMonoConNormal2" style:font-size-complex="11pt" style:language-complex="ar" style:country-complex="SA"/>
    </style:style>
    <style:style style:name="T21" style:family="text">
      <style:text-properties style:use-window-font-color="true" style:font-name="Utopia1" fo:font-size="11pt" fo:language="en" fo:country="US" style:font-name-asian="Calibri" style:font-size-asian="11pt" style:font-name-complex="Utopia1" style:font-size-complex="11pt" style:language-complex="ar" style:country-complex="SA"/>
    </style:style>
    <style:style style:name="T22" style:family="text">
      <style:text-properties style:use-window-font-color="true" style:font-name="Utopia1" fo:font-size="12pt" fo:language="en" fo:country="US" fo:font-style="italic" style:font-name-asian="Times New Roman" style:font-size-asian="12pt" style:language-asian="zxx" style:country-asian="none" style:font-style-asian="italic" style:font-name-complex="Utopia1" style:font-size-complex="10pt" style:language-complex="ar" style:country-complex="SA"/>
    </style:style>
    <style:style style:name="T23"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24" style:family="text">
      <style:text-properties style:use-window-font-color="true" fo:language="en" fo:country="US" fo:font-weight="bold" style:font-name-asian="Calibri" style:font-weight-asian="bold" style:font-size-complex="11pt" style:language-complex="ar" style:country-complex="SA" style:font-weight-complex="bold"/>
    </style:style>
    <style:style style:name="T25" style:family="text">
      <style:text-properties style:use-window-font-color="true" style:font-name="TheSansMonoConNormal" fo:font-size="11pt" fo:language="zxx" fo:country="none" fo:font-weight="normal" style:font-name-asian="Calibri" style:font-size-asian="11pt" style:language-asian="zxx" style:country-asian="none" style:font-weight-asian="normal" style:font-name-complex="TheSansMonoConNormal2" style:font-size-complex="11pt" style:language-complex="ar" style:country-complex="SA" style:font-weight-complex="normal"/>
    </style:style>
    <style:style style:name="T26" style:family="text">
      <style:text-properties style:use-window-font-color="true" style:font-name="TheSansMonoConNormal" fo:font-size="11pt" fo:language="zxx" fo:country="none" fo:font-weight="normal" officeooo:rsid="001e42db" style:font-name-asian="Calibri" style:font-size-asian="11pt" style:language-asian="zxx" style:country-asian="none" style:font-weight-asian="normal" style:font-name-complex="TheSansMonoConNormal2" style:font-size-complex="11pt" style:language-complex="ar" style:country-complex="SA" style:font-weight-complex="normal"/>
    </style:style>
    <style:style style:name="T27" style:family="text">
      <style:text-properties style:use-window-font-color="true" fo:language="zxx" fo:country="none" style:font-name-asian="Calibri" style:language-asian="zxx" style:country-asian="none" style:font-size-complex="11pt" style:language-complex="ar" style:country-complex="SA"/>
    </style:style>
    <style:style style:name="T28" style:family="text">
      <style:text-properties style:use-window-font-color="true" style:font-name="TheSansMonoConBold" fo:font-size="11pt" fo:language="zxx" fo:country="none" style:font-name-asian="TheSansMonoConNormal3" style:font-size-asian="11pt" style:language-asian="zxx" style:country-asian="none" style:font-name-complex="TheSansMonoConBlack" style:font-size-complex="11pt" style:language-complex="ar" style:country-complex="SA"/>
    </style:style>
    <style:style style:name="T29" style:family="text">
      <style:text-properties fo:color="#000000" fo:language="en" fo:country="US" style:font-name-asian="Times New Roman" style:language-asian="en" style:country-asian="US" style:font-name-complex="Times New Roman" style:language-complex="ar" style:country-complex="SA"/>
    </style:style>
    <style:style style:name="T30" style:family="text">
      <style:text-properties fo:color="#000000" style:font-name="TheSansMonoConBold" fo:font-size="11pt" fo:language="en" fo:country="US" fo:font-weight="normal" style:font-name-asian="TheSansMonoConNormal3" style:font-size-asian="11pt" style:language-asian="en" style:country-asian="US" style:font-weight-asian="normal" style:font-name-complex="TheSansMonoConBlack" style:font-size-complex="11pt" style:language-complex="ar" style:country-complex="SA"/>
    </style:style>
    <style:style style:name="T31" style:family="text">
      <style:text-properties style:font-name-asian="TheSansMonoConNormal3"/>
    </style:style>
    <style:style style:name="T32" style:family="text">
      <style:text-properties fo:font-weight="normal" style:font-weight-asian="normal" style:font-weight-complex="normal"/>
    </style:style>
    <style:style style:name="T33" style:family="text">
      <style:text-properties fo:font-weight="normal" style:font-name-asian="TheSansMonoConNormal2" style:font-weight-asian="normal" style:font-weight-complex="normal"/>
    </style:style>
    <style:style style:name="T34" style:family="text">
      <style:text-properties style:font-name="TheSansMonoConNormal" fo:font-weight="normal" style:font-weight-asian="normal" style:font-weight-complex="normal"/>
    </style:style>
    <style:style style:name="T35" style:family="text">
      <style:text-properties style:font-name="TheSansMonoConNormal" fo:font-weight="normal" officeooo:rsid="001e42db" style:font-weight-asian="normal" style:font-weight-complex="normal"/>
    </style:style>
    <style:style style:name="T36" style:family="text">
      <style:text-properties style:font-name="TheSansMonoConNormal" fo:font-weight="normal" style:font-name-asian="TheSansMonoConNormal3" style:font-weight-asian="normal" style:font-weight-complex="normal"/>
    </style:style>
    <style:style style:name="T37" style:family="text">
      <style:text-properties officeooo:rsid="000a0c88"/>
    </style:style>
    <style:style style:name="T38" style:family="text">
      <style:text-properties officeooo:rsid="001b6462"/>
    </style:style>
    <style:style style:name="T39" style:family="text">
      <style:text-properties officeooo:rsid="001cc15b"/>
    </style:style>
    <style:style style:name="T40" style:family="text">
      <style:text-properties officeooo:rsid="001e42db"/>
    </style:style>
    <style:style style:name="T41" style:family="text">
      <style:text-properties officeooo:rsid="0022d764"/>
    </style:style>
    <style:style style:name="T4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10pt" fo:language="zxx" fo:country="none" style:language-asian="zh" style:country-asian="CN" style:language-complex="hi" style:country-complex="IN"/>
    </style:style>
    <style:style style:name="T45"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97394224" text:id="ct94365897394224">
          <text:insertion>
            <office:change-info>
              <dc:creator>Ray Lischner</dc:creator>
              <dc:date>2020-05-01T17:02:06</dc:date>
            </office:change-info>
          </text:insertion>
        </text:changed-region>
        <text:changed-region xml:id="ct94365864778752" text:id="ct94365864778752">
          <text:insertion>
            <office:change-info>
              <dc:creator>Ray Lischner</dc:creator>
              <dc:date>2020-05-01T17:02:23</dc:date>
            </office:change-info>
          </text:insertion>
        </text:changed-region>
        <text:changed-region xml:id="ct94365733399184" text:id="ct94365733399184">
          <text:deletion>
            <office:change-info>
              <dc:creator>Ray Lischner</dc:creator>
              <dc:date>2020-05-06T18:16:47</dc:date>
            </office:change-info>
            <text:p text:style-name="Code">iomanip</text:p>
          </text:deletion>
        </text:changed-region>
        <text:changed-region xml:id="ct94365790082320" text:id="ct94365790082320">
          <text:insertion>
            <office:change-info>
              <dc:creator>Ray Lischner</dc:creator>
              <dc:date>2020-05-06T18:16:47</dc:date>
            </office:change-info>
          </text:insertion>
        </text:changed-region>
        <text:changed-region xml:id="ct94365840152688" text:id="ct94365840152688">
          <text:insertion>
            <office:change-info>
              <dc:creator>Ray Lischner</dc:creator>
              <dc:date>2020-05-06T18:17:42</dc:date>
            </office:change-info>
          </text:insertion>
        </text:changed-region>
        <text:changed-region xml:id="ct94365920680256" text:id="ct94365920680256">
          <text:insertion>
            <office:change-info>
              <dc:creator>Ray Lischner</dc:creator>
              <dc:date>2020-05-06T18:17:28</dc:date>
            </office:change-info>
          </text:insertion>
        </text:changed-region>
        <text:changed-region xml:id="ct94365851971088" text:id="ct94365851971088">
          <text:insertion>
            <office:change-info>
              <dc:creator>Ray Lischner</dc:creator>
              <dc:date>2020-05-06T18:17:47</dc:date>
            </office:change-info>
          </text:insertion>
        </text:changed-region>
        <text:changed-region xml:id="ct94365820066032" text:id="ct94365820066032">
          <text:deletion>
            <office:change-info>
              <dc:creator>Ray Lischner</dc:creator>
              <dc:date>2020-05-06T18:18:07</dc:date>
            </office:change-info>
            <text:p text:style-name="Code"><text:span text:style-name="T40"><text:s/>&lt;&lt; std::setw(2) &lt;&lt; (</text:span></text:p>
          </text:deletion>
        </text:changed-region>
        <text:changed-region xml:id="ct94365875596592" text:id="ct94365875596592">
          <text:deletion>
            <office:change-info>
              <dc:creator>Ray Lischner</dc:creator>
              <dc:date>2020-05-06T18:18:07</dc:date>
            </office:change-info>
            <text:p text:style-name="Code">) &lt;&lt;</text:p>
            <text:p text:style-name="Code"><text:span text:style-name="T14"><text:s text:c="15"/></text:span>" is " &lt;&lt;</text:p>
          </text:deletion>
        </text:changed-region>
        <text:changed-region xml:id="ct94365810758240" text:id="ct94365810758240">
          <text:insertion>
            <office:change-info>
              <dc:creator>Ray Lischner</dc:creator>
              <dc:date>2020-05-06T18:18:07</dc:date>
            </office:change-info>
          </text:insertion>
        </text:changed-region>
        <text:changed-region xml:id="ct94365818876368" text:id="ct94365818876368">
          <text:deletion>
            <office:change-info>
              <dc:creator>Ray Lischner</dc:creator>
              <dc:date>2020-05-06T18:18:11</dc:date>
            </office:change-info>
            <text:p text:style-name="Code"><text:s/>&lt;&lt; " in "</text:p>
          </text:deletion>
        </text:changed-region>
        <text:changed-region xml:id="ct94365820063424" text:id="ct94365820063424">
          <text:insertion>
            <office:change-info>
              <dc:creator>Ray Lischner</dc:creator>
              <dc:date>2020-05-06T18:18:11</dc:date>
            </office:change-info>
          </text:insertion>
        </text:changed-region>
        <text:changed-region xml:id="ct94365885480432" text:id="ct94365885480432">
          <text:deletion>
            <office:change-info>
              <dc:creator>Ray Lischner</dc:creator>
              <dc:date>2020-05-06T18:22:51</dc:date>
            </office:change-info>
            <text:p text:style-name="Code">&lt;&lt; </text:p>
          </text:deletion>
        </text:changed-region>
        <text:changed-region xml:id="ct94365901663968" text:id="ct94365901663968">
          <text:insertion>
            <office:change-info>
              <dc:creator>Ray Lischner</dc:creator>
              <dc:date>2020-05-06T18:18:17</dc:date>
            </office:change-info>
          </text:insertion>
        </text:changed-region>
        <text:changed-region xml:id="ct94365871290864" text:id="ct94365871290864">
          <text:deletion>
            <office:change-info>
              <dc:creator>Ray Lischner</dc:creator>
              <dc:date>2020-05-06T18:18:14</dc:date>
            </office:change-info>
            <text:p text:style-name="Code"><text:span text:style-name="T40"><text:s/>&lt;&lt; '\n'</text:span></text:p>
          </text:deletion>
        </text:changed-region>
        <text:changed-region xml:id="ct94365732491680" text:id="ct94365732491680">
          <text:deletion>
            <office:change-info>
              <dc:creator>Ray Lischner</dc:creator>
              <dc:date>2020-05-06T18:23:13</dc:date>
            </office:change-info>
            <text:p text:style-name="Code"><text:span text:style-name="T14"><text:s text:c="2"/></text:span>std::cout &lt;&lt; std::hex &lt;&lt; std::setfill('0');</text:p>
            <text:p text:style-name="Code"><text:span text:style-name="T14"/></text:p>
          </text:deletion>
        </text:changed-region>
        <text:changed-region xml:id="ct94365984800336" text:id="ct94365984800336">
          <text:deletion>
            <office:change-info>
              <dc:creator>Ray Lischner</dc:creator>
              <dc:date>2020-05-06T18:19:07</dc:date>
            </office:change-info>
            <text:p text:style-name="Code">iomanip</text:p>
          </text:deletion>
        </text:changed-region>
        <text:changed-region xml:id="ct94365837238368" text:id="ct94365837238368">
          <text:insertion>
            <office:change-info>
              <dc:creator>Ray Lischner</dc:creator>
              <dc:date>2020-05-06T18:19:07</dc:date>
            </office:change-info>
          </text:insertion>
        </text:changed-region>
        <text:changed-region xml:id="ct94365712273744" text:id="ct94365712273744">
          <text:deletion>
            <office:change-info>
              <dc:creator>Ray Lischner</dc:creator>
              <dc:date>2020-05-06T18:19:31</dc:date>
            </office:change-info>
            <text:p text:style-name="P15"><text:span text:style-name="T14"><text:s text:c="2"/></text:span>std::cout &lt;&lt; "\\x" &lt;&lt; std::setw(2) &lt;&lt; (c &amp; 0xff) &lt;&lt;</text:p>
            <text:p text:style-name="Code"><text:span text:style-name="T14"><text:s text:c="15"/></text:span>" is " &lt;&lt; name &lt;&lt; " in " &lt;&lt; loc.name() &lt;&lt; '\n';</text:p>
            <text:p text:style-name="P15"><text:span text:style-name="T14"/></text:p>
          </text:deletion>
        </text:changed-region>
        <text:changed-region xml:id="ct94365737982240" text:id="ct94365737982240">
          <text:insertion>
            <office:change-info>
              <dc:creator>Ray Lischner</dc:creator>
              <dc:date>2020-05-06T18:19:32</dc:date>
            </office:change-info>
          </text:insertion>
        </text:changed-region>
        <text:changed-region xml:id="ct94365804987280" text:id="ct94365804987280">
          <text:deletion>
            <office:change-info>
              <dc:creator>Ray Lischner</dc:creator>
              <dc:date>2020-05-06T18:23:21</dc:date>
            </office:change-info>
            <text:p text:style-name="Code"><text:span text:style-name="T14"><text:s text:c="2"/></text:span>std::cout &lt;&lt; std::hex &lt;&lt; std::setfill('0');</text:p>
            <text:p text:style-name="Code"><text:span text:style-name="Code_20_Bold"><text:span text:style-name="T6"/></text:span></text:p>
          </text:deletion>
        </text:changed-region>
        <text:changed-region xml:id="ct94365877003248" text:id="ct94365877003248">
          <text:deletion>
            <office:change-info>
              <dc:creator>Ray Lischner</dc:creator>
              <dc:date>2020-05-06T18:19:49</dc:date>
            </office:change-info>
            <text:p text:style-name="Code"><text:span text:style-name="T34">iomanip</text:span></text:p>
          </text:deletion>
        </text:changed-region>
        <text:changed-region xml:id="ct94365845877792" text:id="ct94365845877792">
          <text:insertion>
            <office:change-info>
              <dc:creator>Ray Lischner</dc:creator>
              <dc:date>2020-05-06T18:19:49</dc:date>
            </office:change-info>
          </text:insertion>
        </text:changed-region>
        <text:changed-region xml:id="ct94365796276080" text:id="ct94365796276080">
          <text:insertion>
            <office:change-info>
              <dc:creator>Ray Lischner</dc:creator>
              <dc:date>2020-05-06T18:21:26</dc:date>
            </office:change-info>
          </text:insertion>
        </text:changed-region>
        <text:changed-region xml:id="ct94365890568352" text:id="ct94365890568352">
          <text:deletion>
            <office:change-info>
              <dc:creator>Ray Lischner</dc:creator>
              <dc:date>2020-05-06T18:20:11</dc:date>
            </office:change-info>
            <text:p text:style-name="Code"><text:span text:style-name="T34">setw</text:span></text:p>
          </text:deletion>
        </text:changed-region>
        <text:changed-region xml:id="ct94365887757120" text:id="ct94365887757120">
          <text:insertion>
            <office:change-info>
              <dc:creator>Ray Lischner</dc:creator>
              <dc:date>2020-05-06T18:20:11</dc:date>
            </office:change-info>
          </text:insertion>
        </text:changed-region>
        <text:changed-region xml:id="ct94365981545360" text:id="ct94365981545360">
          <text:insertion>
            <office:change-info>
              <dc:creator>Ray Lischner</dc:creator>
              <dc:date>2020-05-06T18:20:16</dc:date>
            </office:change-info>
          </text:insertion>
        </text:changed-region>
        <text:changed-region xml:id="ct94365847853616" text:id="ct94365847853616">
          <text:insertion>
            <office:change-info>
              <dc:creator>Ray Lischner</dc:creator>
              <dc:date>2020-05-06T18:20:46</dc:date>
            </office:change-info>
          </text:insertion>
        </text:changed-region>
        <text:changed-region xml:id="ct94365729635632" text:id="ct94365729635632">
          <text:deletion>
            <office:change-info>
              <dc:creator>Ray Lischner</dc:creator>
              <dc:date>2020-05-06T18:21:00</dc:date>
            </office:change-info>
            <text:p text:style-name="Code"><text:span text:style-name="T34">) <text:s text:c="3"/>&lt;&lt; std::left <text:s/>&lt;&lt; pair.first &lt;&lt;</text:span></text:p>
            <text:p text:style-name="Code"><text:span text:style-name="T36"><text:s text:c="15"/></text:span><text:span text:style-name="T34">std::setw(</text:span></text:p>
          </text:deletion>
        </text:changed-region>
        <text:changed-region xml:id="ct94365739784448" text:id="ct94365739784448">
          <text:deletion>
            <office:change-info>
              <dc:creator>Ray Lischner</dc:creator>
              <dc:date>2020-05-06T18:21:03</dc:date>
            </office:change-info>
            <text:p text:style-name="Code"><text:span text:style-name="T34"><text:s/>&lt;&lt; std::right &lt;&lt; pair.second &lt;&lt; '\n'</text:span></text:p>
          </text:deletion>
        </text:changed-region>
        <text:changed-region xml:id="ct94365865724928" text:id="ct94365865724928">
          <text:insertion>
            <office:change-info>
              <dc:creator>Ray Lischner</dc:creator>
              <dc:date>2020-05-01T17:03: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change-start text:change-id="ct94365897394224"/>E X P L O R A T I O N <text:s/><text:span text:style-name="T37">5</text:span><text:span text:style-name="T38">8</text:span></text:p>
      <text:p text:style-name="P10"/>
      <text:p text:style-name="P11"></text:p>
      <text:p text:style-name="P9"><office:annotation><dc:creator>Michael Thomas</dc:creator><dc:date>2020-04-13T08:49:09.010000000</dc:date><text:p text:style-name="P18"><text:span text:style-name="T42">Good clean chapter. <text:s/>The document is easy to read and understand.</text:span></text:p>
<text:p text:style-name="P18"><text:span text:style-name="T42"/></text:p>
<text:p text:style-name="P18"><text:span text:style-name="T42">I am running Windows 10 and Visual Studio 2019 16.6.0 Preview 2.1</text:span></text:p>
<text:p text:style-name="P18"><text:span text:style-name="T42"/></text:p>
<text:p text:style-name="P18"><text:span text:style-name="T42">All links in the chapter work.</text:span></text:p>
</office:annotation><text:change-end text:change-id="ct94365897394224"/><office:annotation office:name="__Annotation__11326_148014856" loext:resolved="false"><dc:creator>Michael Thomas</dc:creator><dc:date>2020-04-18T09:19:24.790000000</dc:date><text:p text:style-name="P18"><text:span text:style-name="T42">Good clean chapter. <text:s/>The document is easy to read and understand.</text:span></text:p>
<text:p text:style-name="P18"><text:span text:style-name="T42"/></text:p>
<text:p text:style-name="P18"><text:span text:style-name="T42">I am running Windows 10 and Visual Studio 2019 16.6.0 Preview 3.</text:span></text:p>
<text:p text:style-name="P18"><text:span text:style-name="T42"/></text:p>
<text:p text:style-name="P18"><text:span text:style-name="T42">All links in the chapter work.</text:span></text:p>
</office:annotation>Locales and Facets<office:annotation-end office:name="__Annotation__11326_148014856"/></text:p>
      <text:p text:style-name="Body_20_Text_20_First">As you saw in Exploration 18, C++ offers a<text:span text:style-name="T1"> </text:span>complicated system to support internationalization and localization of your code. Even if you don’t intend to ship translations of your program in a<text:span text:style-name="T1"> </text:span>multitude of languages, you must understand the locale mechanism that C++ uses. Indeed, you have been using it all along<text:span text:style-name="T1">,</text:span>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text:span text:style-name="T1"> </text:span>world that speaks a<text:span text:style-name="T1"> </text:span>single language and uses a<text:span text:style-name="T1"> </text:span>single alphabet. <office:annotation office:name="__Annotation__2449_489121310" loext:resolved="false"><dc:creator>Michael Thomas</dc:creator><dc:date>2020-04-21T17:41:24.110000000</dc:date><text:p text:style-name="P18"><text:span text:style-name="T47">Agreed.</text:span></text:p>
<text:p text:style-name="P18"><text:span text:style-name="T47"/></text:p>
</office:annotation>How much simpler programming would be if we didn’t <text:span text:style-name="T1">have</text:span> to deal with character<text:span text:style-name="T1">-</text:span>set issues, language rules, or locales.<office:annotation-end office:name="__Annotation__2449_489121310"/></text:p>
      <text:p text:style-name="P8">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p>
      <text:p text:style-name="Body_20_Text_20_Cont"><text:span text:style-name="T1">Different cultures, languages, and character sets give rise to different methods to present and interpret information, different interpretations of character codes (as you learned in Exploration 18), and different ways of organizing (especially sorting) information. Even with numeric data, you may find that you have to write the same number in several ways, depending on the local environment, culture, and language. </text:span><text:soft-page-break/><text:span text:style-name="T1">Table 58-1 presents just a few examples of the ways to write a number according to various cultures, conventions, and locales.</text:span></text:p>
      <text:p text:style-name="Table_20_Caption"><text:span text:style-name="T4">Table 58-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6">Number</text:p>
          </table:table-cell>
          <table:table-cell table:style-name="Table1.B1" office:value-type="string">
            <text:p text:style-name="P6">Culture</text:p>
            <text:p text:style-name="P6"/>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able:table-row table:style-name="Table1.1">
          <table:table-cell table:style-name="Table1.A2" office:value-type="string">
            <text:p text:style-name="Table_20_Text">Rs. 1,23,456.7890</text:p>
          </table:table-cell>
          <table:table-cell table:style-name="Table1.B2" office:value-type="string">
            <text:p text:style-name="Table_20_Text">Indian currency<text:span text:style-name="T7">*</text:span></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span text:style-name="T7">*</text:span>Yes, the commas are correct.</text:p>
      <text:p text:style-name="Body_20_Text_20_Cont"><office:annotation office:name="__Annotation__2454_489121310" loext:resolved="false"><dc:creator>Michael Thomas</dc:creator><dc:date>2020-04-21T17:43:35.540000000</dc:date><text:p text:style-name="P18"><text:span text:style-name="T47">Time zones. </text:span></text:p>
<text:p text:style-name="P18"><text:span text:style-name="T47"/></text:p>
<text:p text:style-name="P18"><text:span text:style-name="T47">Daylight savings time.</text:span></text:p>
</office:annotation>Other cultural differences can include:<office:annotation-end office:name="__Annotation__2454_489121310"/></text:p>
      <text:list xml:id="list2641710565" text:style-name="WW8Num2">
        <text:list-item>
          <text:p text:style-name="P13">12-hour <text:span text:style-name="T9">vs</text:span>. 24-hour clock<text:change-start text:change-id="ct94365864778752"/></text:p>
        </text:list-item>
        <text:list-item>
          <text:p text:style-name="P14">Time zones</text:p>
        </text:list-item>
        <text:list-item>
          <text:p text:style-name="P14">Daylight saving time practices<text:change-end text:change-id="ct94365864778752"/></text:p>
        </text:list-item>
        <text:list-item>
          <text:p text:style-name="P13">How accented characters are sorted relative to non-accented characters (does <text:span text:style-name="Code_20_Inline">'a'</text:span> come before or after <text:span text:style-name="Code_20_Inline">'á'</text:span>?)</text:p>
        </text:list-item>
        <text:list-item>
          <text:p text:style-name="P13">Date formats: month/day/year, day/month/year, or year-month-day</text:p>
        </text:list-item>
        <text:list-item>
          <text:p text:style-name="P13">Formatting of currency (¥123,456 or 99¢)</text:p>
        </text:list-item>
      </text:list>
      <text:p text:style-name="Body_20_Text_20_Cont">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text:soft-page-break/>Locales to the Rescue</text:h>
      <text:p text:style-name="Body_20_Text_20_First">C++ uses a<text:span text:style-name="T1"> </text:span>system called <text:span text:style-name="Emphasis"><text:span text:style-name="T10">locales</text:span></text:span> to manage this disparity of styles. Exploration 18 introduced locales as a<text:span text:style-name="T1"> </text:span>means to organize character sets and their properties. Locales also organize formatting of numbers, currency, dates, and times (plus some more stuff that I<text:span text:style-name="T1"> </text:span>won’t get into).</text:p>
      <text:p text:style-name="Body_20_Text_20_Cont"><text:span text:style-name="T1">C++ defines a basic locale, known as the </text:span><text:span text:style-name="Emphasis"><text:span text:style-name="T11">classic</text:span></text:span><text:span text:style-name="T1"> locale, </text:span><text:alphabetical-index-mark text:string-value="classic locale" text:key1="Locales"/><text:span text:style-name="T1">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83001622671978" text:continue-numbering="true" text:style-name="WW8Num2">
        <text:list-item>
          <text:p text:style-name="P13">The <text:span text:style-name="Emphasis"><text:span text:style-name="T10">classic</text:span></text:span><text:span text:style-name="T9"> </text:span>locale is named <text:span text:style-name="Code_20_Inline">"C"</text:span>. The classic locale specifies the same basic formatting information for all implementations. When a program starts, the classic locale is the initial locale.</text:p>
        </text:list-item>
        <text:list-item>
          <text:p text:style-name="P13">An empty string (<text:span text:style-name="Code_20_Inline">""</text:span>) means the <text:span text:style-name="Emphasis"><text:span text:style-name="T10">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set information. With other environments, such as embedded systems, the default locale may be identical to the classic locale.</text:p>
        </text:list-item>
      </text:list>
      <text:p text:style-name="Body_20_Text_20_Cont"><text:span text:style-name="T1">A number of C++ implementations use ISO and POSIX standards for naming locales: an ISO 639 code for the language (e.g., </text:span><text:span text:style-name="Code_20_Inline"><text:span text:style-name="T1">fr</text:span></text:span><text:span text:style-name="T1"> for French, </text:span><text:span text:style-name="Code_20_Inline"><text:span text:style-name="T1">en</text:span></text:span><text:span text:style-name="T1"> for English, </text:span><text:span text:style-name="Code_20_Inline"><text:span text:style-name="T1">ko</text:span></text:span><text:span text:style-name="T1"> for Korean), optionally followed by an underscore and an ISO 3166 code for the region (e.g., </text:span><text:span text:style-name="Code_20_Inline"><text:span text:style-name="T1">CH</text:span></text:span><text:span text:style-name="T1"> for Switzerland, </text:span><text:span text:style-name="Code_20_Inline"><text:span text:style-name="T1">GB</text:span></text:span><text:span text:style-name="T1"> for Great Britain, </text:span><text:span text:style-name="Code_20_Inline"><text:span text:style-name="T1">HK</text:span></text:span><text:span text:style-name="T1"> for Hong Kong). The name is optionally followed by a dot and the name of the character set (e.g., </text:span><text:span text:style-name="Code_20_Inline"><text:span text:style-name="T1">utf8</text:span></text:span><text:span text:style-name="T1"> for Unicode UTF-8, </text:span><text:span text:style-name="Code_20_Inline"><text:span text:style-name="T1">Big5</text:span></text:span><text:span text:style-name="T1"> for Chinese Big 5 encoding). Thus, I use </text:span><text:span text:style-name="Code_20_Inline"><text:span text:style-name="T1">en_US.utf8</text:span></text:span><text:span text:style-name="T1"> for my default locale. A native of Taiwan might use </text:span><text:span text:style-name="Code_20_Inline"><text:span text:style-name="T1">zh_TW.Big5</text:span></text:span><text:span text:style-name="T1">; developers in French-speaking Switzerland might use </text:span><text:span text:style-name="Code_20_Inline"><text:span text:style-name="T1">fr_CH.latin1</text:span></text:span><text:span text:style-name="T1">. Read your library documentation to learn how it specifies locale names. </text:span><text:span text:style-name="T12">What is your default locale?</text:span><text:span text:style-name="T1"> ________________ </text:span><text:span text:style-name="T12">What are its main characteristic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Every C++ application has a global </text:span><text:span text:style-name="Code_20_Inline"><text:span text:style-name="T1">locale</text:span></text:span><text:span text:style-name="T1"> object. Unless you explicitly change a stream’s locale, it starts off with the global locale. (If you later change the global locale, that does not affect streams that already exist, such as the standard I/O streams.) </text:span><text:soft-page-break/><text:span text:style-name="T1">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text:p>
      <text:h text:style-name="Heading_20_1" text:outline-level="1">Locales and I/O</text:h>
      <text:p text:style-name="Body_20_Text_20_First">Recall from Exploration 18 that you <text:span text:style-name="Emphasis"><text:span text:style-name="T10">imbue</text:span></text:span> a<text:span text:style-name="T1"> </text:span>stream with a<text:span text:style-name="T1"> </text:span>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P8">The standard I/O streams initially use the classic locale. You can imbue a stream with a new locale at any time, but it makes the most sense to do so before performing any I/O.</text:p>
      <text:p text:style-name="P8">Typically, you would use the classic locale when reading from, or writing to, files. You usually want the contents of files to be portable and not dependent on a user’s OS preferences. <office:annotation office:name="__Annotation__2461_489121310" loext:resolved="false"><dc:creator>Michael Thomas</dc:creator><dc:date>2020-04-21T17:45:53.750000000</dc:date><text:p text:style-name="P18"><text:span text:style-name="T46">For some of our globally distributed applications, we store date/time in GMT and make the transition back to local based on the users settings.</text:span></text:p>
</office:annotation>For ephemeral output to a console or GUI window, you may want to use the default locale, so the user can be most comfortable reading and understanding it.<office:annotation-end office:name="__Annotation__2461_489121310"/>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p>
      <text:h text:style-name="Heading_20_1" text:outline-level="1">Facets</text:h>
      <text:p text:style-name="Body_20_Text_20_First">The way a<text:span text:style-name="T1"> </text:span>stream interprets numeric input and formats numeric output is by making requests of the imbued locale. A<text:span text:style-name="T1"> </text:span><text:span text:style-name="Code_20_Inline">locale</text:span> object is a<text:span text:style-name="T1"> </text:span>collection of pieces, each of which manages a<text:span text:style-name="T1"> </text:span>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text:span text:style-name="T1"> </text:span>stream and parses the text to form a<text:span text:style-name="T1"> </text:span>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10">facets</text:span></text:span>.</text:p>
      <text:p text:style-name="Body_20_Text_20_Cont"><text:soft-page-break/><text:span text:style-name="T1">For ordinary numeric I/O, you never have to deal with facets. The I/O streams automatically manage these details for you: the </text:span><text:span text:style-name="Code_20_Inline"><text:span text:style-name="T1">operator&lt;&lt;</text:span></text:span><text:span text:style-name="T1"> function uses the </text:span><text:span text:style-name="Code_20_Inline"><text:span text:style-name="T1">num_put</text:span></text:span><text:span text:style-name="T1"> facet to format numbers for output, and </text:span><text:span text:style-name="Code_20_Inline"><text:span text:style-name="T1">operator&gt;&gt;</text:span></text:span><text:span text:style-name="T1"> uses </text:span><text:span text:style-name="Code_20_Inline"><text:span text:style-name="T1">num_get</text:span></text:span><text:span text:style-name="T1"> to interpret text as numeric input. For currency, dates, and times, I/O manipulators use facets to format values. But sometimes you need to use facets yourself. The </text:span><text:span text:style-name="Code_20_Inline"><text:span text:style-name="T1">isalpha</text:span></text:span><text:span text:style-name="T1">, </text:span><text:span text:style-name="Code_20_Inline"><text:span text:style-name="T1">toupper</text:span></text:span><text:span text:style-name="T1">, and other character-related functions about which you learned in Exploration 18 use the </text:span><text:span text:style-name="Code_20_Inline"><text:span text:style-name="T1">ctype</text:span></text:span><text:span text:style-name="T1"> facet. Any program that has to do a lot of character testing and converting can benefit by managing its facets directly.</text:span></text:p>
      <text:p text:style-name="Body_20_Text_20_Cont"><text:span text:style-name="T1">Like strings and I/O streams, facets are class templates, parameterized on the character type. So far, the only character type you have used is </text:span><text:span text:style-name="Code_20_Inline"><text:span text:style-name="T1">char</text:span></text:span><text:span text:style-name="T1">; you will learn about other character types in Exploration 59. The principles are the same, regardless of character type (which is why facets use templates).</text:span></text:p>
      <text:p text:style-name="Body_20_Text_20_Cont"><text:span text:style-name="T1">To obtain a facet from a locale, call the </text:span><text:span text:style-name="Code_20_Inline"><text:span text:style-name="T1">use_facet</text:span></text:span><text:span text:style-name="T1"> function </text:span><text:alphabetical-index-mark text:string-value="use_facet function" text:key1="Facets"/><text:span text:style-name="T1">template. The template argument is the facet you seek, and the function argument is the </text:span><text:span text:style-name="Code_20_Inline"><text:span text:style-name="T1">locale</text:span></text:span><text:span text:style-name="T1"> object. The returned facet is </text:span><text:span text:style-name="Code_20_Inline"><text:span text:style-name="T1">const</text:span></text:span><text:span text:style-name="T1"> and is not copyable, so the best way to use the result is to initialize a </text:span><text:span text:style-name="Code_20_Inline"><text:span text:style-name="T1">const</text:span></text:span><text:span text:style-name="T1"> reference, as demonstrated in the following:</text:span></text:p>
      <text:p text:style-name="Code"><text:span text:style-name="T18">auto</text:span> const&amp;<text:span text:style-name="T14"> </text:span>mget{ std::use_facet&lt;std::money_get&lt;char&gt;&gt;(std::locale{""}) };</text:p>
      <text:p text:style-name="Body_20_Text_20_Cont"><text:span text:style-name="T1">Reading from the inside outward, the object named </text:span><text:span text:style-name="Code_20_Inline"><text:span text:style-name="T1">mget</text:span></text:span><text:span text:style-name="T1"> is initialized to the result of calling the </text:span><text:span text:style-name="Code_20_Inline"><text:span text:style-name="T1">use_facet</text:span></text:span><text:span text:style-name="T1"> function, which is requesting a reference to the </text:span><text:span text:style-name="Code_20_Inline"><text:span text:style-name="T1">money_get&lt;char&gt;</text:span></text:span><text:span text:style-name="T1"> facet. The default locale is passed as the sole argument to the </text:span><text:span text:style-name="Code_20_Inline"><text:span text:style-name="T1">use_facet</text:span></text:span><text:span text:style-name="T1"> function. The type of </text:span><text:span text:style-name="Code_20_Inline"><text:span text:style-name="T1">mget</text:span></text:span><text:span text:style-name="T1"> is a reference to a </text:span><text:span text:style-name="Code_20_Inline"><text:span text:style-name="T1">const</text:span></text:span><text:span text:style-name="T1"> </text:span><text:span text:style-name="Code_20_Inline"><text:span text:style-name="T1">money_get&lt;char&gt;</text:span></text:span><text:span text:style-name="T1"> facet. It’s a little daunting to read at first, but you’ll get used to it—eventually.</text:span></text:p>
      <text:p text:style-name="Body_20_Text_20_Cont"><text:span text:style-name="T21">U</text:span><text:span text:style-name="T1">sing facets directly </text:span><text:span text:style-name="T21">can be </text:span><text:span text:style-name="T1">complicated. Fortunately, the standard library offers a few I/O manipulators (declared in </text:span><text:span text:style-name="Code_20_Inline"><text:span text:style-name="T1">&lt;iomanip&gt;</text:span></text:span><text:span text:style-name="T1">) to simplify the use of the time and currency facets. Listing 58-1 shows a simple program that imbues the standard I/O streams with the </text:span><text:span text:style-name="T21">native</text:span><text:span text:style-name="T1"> locale and then reads and writes currency values.</text:span></text:p>
      <text:p text:style-name="Code_20_Caption"><text:span text:style-name="T4">Listing</text:span><text:span text:style-name="T2"> </text:span><text:span text:style-name="T4">58-1.</text:span> Reading and Writing Currency Using the Money I/O Manipulators<text:alphabetical-index-mark text:string-value="I/O manipulators" text:key1="Facets"/></text:p>
      <text:p text:style-name="Code">import &lt;iomanip&gt;;</text:p>
      <text:p text:style-name="Code">import &lt;iostream&gt;;</text:p>
      <text:p text:style-name="Code">import &lt;locale&gt;;</text:p>
      <text:p text:style-name="Code">import &lt;string&gt;;</text:p>
      <text:p text:style-name="Code"/>
      <text:p text:style-name="Code">int main()</text:p>
      <text:p text:style-name="Code">{</text:p>
      <text:p text:style-name="Code"><text:span text:style-name="T14"><text:s text:c="2"/></text:span>std::locale native{""};</text:p>
      <text:p text:style-name="Code"><text:span text:style-name="T14"><text:s text:c="2"/></text:span>std::cin.imbue(native);</text:p>
      <text:p text:style-name="Code"><text:soft-page-break/><text:span text:style-name="T14"><text:s text:c="2"/></text:span>std::cout.imbue(native);</text:p>
      <text:p text:style-name="Code"/>
      <text:p text:style-name="Code"><text:span text:style-name="T14"><text:s text:c="2"/></text:span>std::cin &gt;&gt; std::noshowbase; <text:s/>// currency symbol is optional for input</text:p>
      <text:p text:style-name="Code"><text:span text:style-name="T14"><text:s text:c="2"/></text:span>std::cout &lt;&lt; std::showbase; <text:s text:c="2"/>// always write the currency symbol for output</text:p>
      <text:p text:style-name="Code"/>
      <text:p text:style-name="Code"><text:span text:style-name="T14"><text:s text:c="2"/></text:span>std::string digits;</text:p>
      <text:p text:style-name="Code"><text:span text:style-name="T14"><text:s text:c="2"/></text:span>while (std::cin &gt;&gt; std::get_money(digits))</text:p>
      <text:p text:style-name="Code"><text:span text:style-name="T14"><text:s text:c="2"/></text:span>{</text:p>
      <text:p text:style-name="Code"><text:span text:style-name="T14"><text:s text:c="4"/></text:span>std::cout &lt;&lt; std::put_money(digits) &lt;&lt; '\n';</text:p>
      <text:p text:style-name="Code"><text:span text:style-name="T14"><text:s text:c="2"/></text:span>}</text:p>
      <text:p text:style-name="Code"><text:span text:style-name="T14"><text:s text:c="2"/></text:span>if (not std::cin.eof())</text:p>
      <text:p text:style-name="Code"><text:span text:style-name="T14"><text:s text:c="4"/></text:span>std::cout &lt;&lt; "Invalid input.\n";</text:p>
      <text:p text:style-name="Code">}</text:p>
      <text:p text:style-name="Body_20_Text_20_Cont"><text:span text:style-name="T1">The locale manipulators work like other manipulators, but they invoke the associated facets. The manipulators use the stream to take care of the error flags, iterators, fill character, etc. The </text:span><text:span text:style-name="Code_20_Inline"><text:span text:style-name="T1">get_time</text:span></text:span><text:span text:style-name="T1"> and </text:span><text:span text:style-name="Code_20_Inline"><text:span text:style-name="T1">put_time</text:span></text:span><text:span text:style-name="T1"> manipulators read and write dates and times; consult a library reference for details.</text:span></text:p>
      <text:h text:style-name="Heading_20_1" text:outline-level="1">Character Categories</text:h>
      <text:p text:style-name="P1"><text:bookmark-start text:name="loc"/>This section continues the examination of character sets and locales that you began in Exploration 18. In addition to testing for alphanumeric characters or lowercase characters, you can test for several different categories. Table<text:span text:style-name="T1"> </text:span>58-2 lists all the classification functions and their behavior in the classic locale. They all take a<text:span text:style-name="T1"> </text:span>character as the first argument and a<text:span text:style-name="T1"> </text:span><text:span text:style-name="Code_20_Inline">locale</text:span> as the second; they all return a<text:span text:style-name="T1"> </text:span><text:span text:style-name="Code_20_Inline">bool</text:span> result.</text:p>
      <text:p text:style-name="Table_20_Caption"><text:span text:style-name="T4">Table 58-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Function</text:p>
          </table:table-cell>
          <table:table-cell table:style-name="Table2.B1" office:value-type="string">
            <text:p text:style-name="P6">Description</text:p>
          </table:table-cell>
          <table:table-cell table:style-name="Table2.C1" office:value-type="string">
            <text:p text:style-name="P6">Classic Locale</text:p>
            <text:p text:style-name="P6"><text:span text:style-name="Code_20_Inline"/></text:p>
          </table:table-cell>
        </table:table-row>
        <table:table-row table:style-name="Table2.1">
          <table:table-cell table:style-name="Table2.A2" office:value-type="string">
            <text:p text:style-name="Table_20_Text"><text:span text:style-name="Code_20_Inline">isalnum</text:span></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text:span text:style-name="Code_20_Inline">isalpha</text:span></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cntrl</text:span></text:p>
          </table:table-cell>
          <table:table-cell table:style-name="Table2.B2" office:value-type="string">
            <text:p text:style-name="Table_20_Text">Control</text:p>
          </table:table-cell>
          <table:table-cell table:style-name="Table2.C2" office:value-type="string">
            <text:p text:style-name="Table_20_Text">Any non-printable character<text:span text:style-name="T7">*</text:span></text:p>
          </table:table-cell>
        </table:table-row>
        <table:table-row table:style-name="Table2.1">
          <table:table-cell table:style-name="Table2.A2" office:value-type="string">
            <text:p text:style-name="Table_20_Text"><text:span text:style-name="Code_20_Inline">isdigit</text:span></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text:span text:style-name="Code_20_Inline">isgraph</text:span></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span text:style-name="T7">*</text:span><text:soft-page-break/></text:p>
          </table:table-cell>
        </table:table-row>
        <table:table-row table:style-name="Table2.1">
          <table:table-cell table:style-name="Table2.A2" office:value-type="string">
            <text:p text:style-name="Table_20_Text"><text:span text:style-name="Code_20_Inline">islower</text:span></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print</text:span></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span text:style-name="T7">*</text:span></text:p>
          </table:table-cell>
        </table:table-row>
        <table:table-row table:style-name="Table2.1">
          <table:table-cell table:style-name="Table2.A2" office:value-type="string">
            <text:p text:style-name="Table_20_Text"><text:span text:style-name="Code_20_Inline">ispunct</text:span></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span text:style-name="T7">*</text:span></text:p>
          </table:table-cell>
        </table:table-row>
        <table:table-row table:style-name="Table2.1">
          <table:table-cell table:style-name="Table2.A2" office:value-type="string">
            <text:p text:style-name="Table_20_Text"><text:span text:style-name="Code_20_Inline">isspace</text:span></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 <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text:span text:style-name="Code_20_Inline">isupper</text:span></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7"><text:span text:style-name="Code_20_Inline">isxdigit</text:span></text:p>
          </table:table-cell>
          <table:table-cell table:style-name="Table2.B12" office:value-type="string">
            <text:p text:style-name="Table_20_Text">Hexadecimal digit</text:p>
          </table:table-cell>
          <table:table-cell table:style-name="Table2.C12" office:value-type="string">
            <text:p text:style-name="P7"><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15">(in all locales)</text:span></text:p>
          </table:table-cell>
        </table:table-row>
      </table:table>
      <text:p text:style-name="Table_20_Footnote"><text:span text:style-name="T8">*</text:span>Behavior depends on the character set, even in the classic locale.</text:p>
      <text:p text:style-name="Table_20_Footnote"/>
      <text:p text:style-name="Body_20_Text_20_Cont"><text:span text:style-name="T1">The classic locale has fixed definitions for some categories (such as </text:span><text:span text:style-name="Code_20_Inline"><text:span text:style-name="T1">isupper</text:span></text:span><text:span text:style-name="T1">). Other locales, however, can expand these definitions to include other characters, which may (and probably will) depend on the character set too. Only </text:span><text:span text:style-name="Code_20_Inline"><text:span text:style-name="T1">isdigit</text:span></text:span><text:span text:style-name="T1"> and </text:span><text:span text:style-name="Code_20_Inline"><text:span text:style-name="T1">isxdigit</text:span></text:span><text:span text:style-name="T1"> have fixed definitions for all locales and all character sets.</text:span></text:p>
      <text:p text:style-name="Body_20_Text_20_Cont"><text:span text:style-name="T1">However, even in the classic locale, the precise implementation of some functions, such as </text:span><text:span text:style-name="Code_20_Inline"><text:span text:style-name="T1">isprint</text:span></text:span><text:span text:style-name="T1">, depend on the character set. For example, in the popular ISO 8859-1 (Latin-1) character set </text:span><text:span text:style-name="Code_20_Inline"><text:span text:style-name="T1">'\x80'</text:span></text:span><text:span text:style-name="T1"> is a control character, but in the equally popular Windows-1252 character set, it is printable. In UTF-8, </text:span><text:span text:style-name="Code_20_Inline"><text:span text:style-name="T1">'\x80'</text:span></text:span><text:span text:style-name="T1"> is invalid, so all the categorization functions would return </text:span><text:span text:style-name="Code_20_Inline"><text:span text:style-name="T1">false</text:span></text:span><text:span text:style-name="T1">.</text:span></text:p>
      <text:p text:style-name="Body_20_Text_20_Cont"><text:span text:style-name="T1">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text:span text:style-name="Code_20_Inline"><text:span text:style-name="T1">'A'</text:span></text:span><text:span text:style-name="T1"> as the uppercase Roman letter </text:span><text:span text:style-name="T16">A</text:span><text:span text:style-name="T1"> and compiles the numeric code according to its idea of the runtime character set. That numeric value is then fixed forever. If the characterization functions use the same character set, everything is fine. The </text:span><text:span text:style-name="Code_20_Inline"><text:span text:style-name="T1">isalpha</text:span></text:span><text:span text:style-name="T1"> and </text:span><text:span text:style-name="Code_20_Inline"><text:span text:style-name="T1">isupper</text:span></text:span><text:span text:style-name="T1"> functions return true; </text:span><text:span text:style-name="Code_20_Inline"><text:span text:style-name="T1">isdigit</text:span></text:span><text:span text:style-name="T1"> returns false; and all is right with the world. </text:span><text:soft-page-break/><text:span text:style-name="T1">If the user changes the locale and by so doing changes the character set, those functions may not work with that character variable any more.</text:span></text:p>
      <text:p text:style-name="Body_20_Text_20_Cont"><text:span text:style-name="T1">Let’s consider a concrete example as shown in Listing 58-2. This program encodes locale names, which may not work for your environment. Read the comments and see if your environment can support the same kind of locales, albeit with different names. You will need the </text:span><text:span text:style-name="Code_20_Inline"><text:span text:style-name="T1">ioflags</text:span></text:span><text:span text:style-name="T1"> class from Listing 40-4. Copy the class to its own </text:span><text:span text:style-name="T21">module</text:span><text:span text:style-name="T1"> called </text:span><text:span text:style-name="Code_20_Inline"><text:span text:style-name="T1">ioflags</text:span></text:span><text:span text:style-name="T1"> or download the file from the book’s web site. After reading Listing 58-2, </text:span><text:span text:style-name="T12">what do you expect as the result?</text:span></text:p>
      <text:p text:style-name="Unnumbered_20_List">_____________________________________________________________</text:p>
      <text:p text:style-name="Unnumbered_20_List">_____________________________________________________________</text:p>
      <text:p text:style-name="Code_20_Caption"><text:span text:style-name="T4">Listing</text:span><text:span text:style-name="T2"> 58</text:span><text:span text:style-name="T4">-2.</text:span> Exploring Character Sets and Locales</text:p>
      <text:p text:style-name="Code">import &lt;<text:change text:change-id="ct94365733399184"/><text:change-start text:change-id="ct94365790082320"/><text:span text:style-name="T19">format</text:span><text:change-end text:change-id="ct94365790082320"/>&gt;;</text:p>
      <text:p text:style-name="Code">import &lt;iostream&gt;;</text:p>
      <text:p text:style-name="Code">import &lt;locale&gt;;</text:p>
      <text:p text:style-name="Code">import &lt;ostream&gt;;</text:p>
      <text:p text:style-name="Code"/>
      <text:p text:style-name="Code"><office:annotation office:name="__Annotation__2473_489121310" loext:resolved="false"><dc:creator>Michael Thomas</dc:creator><dc:date>2020-04-21T17:50:38.900000000</dc:date><text:p text:style-name="P18"><text:span text:style-name="T45">This is where having a download that matches the chapters would be helpful.</text:span></text:p>
<text:p text:style-name="P18"><text:span text:style-name="T45"/></text:p>
<text:p text:style-name="P18"><text:span text:style-name="T45">All content could be included in one location. This would allow a reader to only need to go to one location to run examples. No need to go back and forth in the book.</text:span></text:p>
</office:annotation>import ioflags; <text:s/>// from Listing 40-4<office:annotation-end office:name="__Annotation__2473_489121310"/></text:p>
      <text:p text:style-name="Code"/>
      <text:p text:style-name="Code">/// Print a<text:span text:style-name="T1"> </text:span>character's categorization in a<text:span text:style-name="T1"> </text:span>locale.</text:p>
      <text:p text:style-name="Code">void print(int c, std::string const&amp; name, std::locale loc)</text:p>
      <text:p text:style-name="Code">{</text:p>
      <text:p text:style-name="Code"><text:span text:style-name="T14"><text:s text:c="2"/></text:span>// Don't concern yourself with the &amp; operator. I'll cover that later</text:p>
      <text:p text:style-name="Code"><text:span text:style-name="T14"><text:s text:c="2"/></text:span>// in the book, in Exploration 63. Its purpose is just to ensure</text:p>
      <text:p text:style-name="Code"><text:span text:style-name="T14"><text:s text:c="2"/></text:span>// the character's escape code is printed correctly.</text:p>
      <text:p text:style-name="Code"><text:span text:style-name="T14"><text:s text:c="2"/></text:span>std::cout &lt;&lt; <text:change-start text:change-id="ct94365840152688"/><text:span text:style-name="T40">std::format(</text:span><text:change-end text:change-id="ct94365840152688"/>"\\x<text:change-start text:change-id="ct94365920680256"/><text:span text:style-name="T40">{:02x} is {} in {}\n</text:span><text:change-end text:change-id="ct94365920680256"/>"<text:change-start text:change-id="ct94365851971088"/>, <text:change-end text:change-id="ct94365851971088"/><text:change text:change-id="ct94365820066032"/>c &amp; 0xff<text:change text:change-id="ct94365875596592"/><text:change-start text:change-id="ct94365810758240"/>,<text:change-end text:change-id="ct94365810758240"/> name<text:change text:change-id="ct94365818876368"/><text:change-start text:change-id="ct94365820063424"/>,<text:change-end text:change-id="ct94365820063424"/> <text:change text:change-id="ct94365885480432"/>loc.name()<text:change-start text:change-id="ct94365901663968"/><text:span text:style-name="T40">)</text:span><text:change-end text:change-id="ct94365901663968"/><text:change text:change-id="ct94365871290864"/>;</text:p>
      <text:p text:style-name="Code">}</text:p>
      <text:p text:style-name="Code"/>
      <text:p text:style-name="Code">/// Test a<text:span text:style-name="T1"> </text:span>character's categorization in the locale, @p loc.</text:p>
      <text:p text:style-name="Code">void test(char c, std::locale loc)</text:p>
      <text:p text:style-name="Code">{</text:p>
      <text:p text:style-name="Code"><text:span text:style-name="T14"><text:s text:c="2"/></text:span>ioflags save{std::cout};</text:p>
      <text:p text:style-name="Code"><text:change text:change-id="ct94365732491680"/><text:span text:style-name="T14"><text:s text:c="2"/></text:span>if (std::isalnum(c, loc))</text:p>
      <text:p text:style-name="Code"><text:span text:style-name="T14"><text:s text:c="4"/></text:span>print(c, "alphanumeric", loc);</text:p>
      <text:p text:style-name="Code"><text:span text:style-name="T14"><text:s text:c="2"/></text:span>else if (std::iscntrl(c, loc))</text:p>
      <text:p text:style-name="Code"><text:span text:style-name="T14"><text:s text:c="4"/></text:span>print(c, "control", loc);</text:p>
      <text:p text:style-name="Code"><text:span text:style-name="T14"><text:s text:c="2"/></text:span>else if (std::ispunct(c, loc))</text:p>
      <text:p text:style-name="Code"><text:span text:style-name="T14"><text:s text:c="4"/></text:span>print(c, "punctuation", loc);</text:p>
      <text:p text:style-name="Code"><text:span text:style-name="T14"><text:s text:c="2"/></text:span>else</text:p>
      <text:p text:style-name="Code"><text:span text:style-name="T14"><text:s text:c="4"/></text:span>print(c, "none of the above", loc);</text:p>
      <text:p text:style-name="Code">}</text:p>
      <text:p text:style-name="Code"><text:soft-page-break/></text:p>
      <text:p text:style-name="Code">int main()</text:p>
      <text:p text:style-name="Code">{</text:p>
      <text:p text:style-name="Code"><text:span text:style-name="T14"><text:s text:c="2"/></text:span>// Test the same code point in different locales and character sets.</text:p>
      <text:p text:style-name="Code"><text:span text:style-name="T14"><text:s text:c="2"/></text:span>char c{'\xd7'};</text:p>
      <text:p text:style-name="Code"/>
      <text:p text:style-name="Code"><text:span text:style-name="T14"><text:s text:c="2"/></text:span>// ISO 8859-1 is also called Latin-1 and is widely used in Western Europe</text:p>
      <text:p text:style-name="Code"><text:span text:style-name="T14"><text:s text:c="2"/></text:span>// and the Americas. It is often the default character set in these regions.</text:p>
      <text:p text:style-name="Code"><text:span text:style-name="T14"><text:s text:c="2"/></text:span>// The country and language are unimportant for this test.</text:p>
      <text:p text:style-name="Code"><text:span text:style-name="T14"><text:s text:c="2"/></text:span>// Choose any that support the ISO 8859-1 character set.</text:p>
      <text:p text:style-name="Code"><text:span text:style-name="T14"><text:s text:c="2"/></text:span>test(c, std::locale{"en_US.iso88591"});</text:p>
      <text:p text:style-name="Code"/>
      <text:p text:style-name="Code"><text:span text:style-name="T14"><text:s text:c="2"/></text:span>// ISO 8859-5 is Cyrillic. It is often the default character set in Russia</text:p>
      <text:p text:style-name="Code"><text:span text:style-name="T14"><text:s text:c="2"/></text:span>// and some Eastern European countries. Choose any language and region that</text:p>
      <text:p text:style-name="Code"><text:span text:style-name="T14"><text:s text:c="2"/></text:span>// support the ISO 8859-5 character set.</text:p>
      <text:p text:style-name="Code"><text:span text:style-name="T14"><text:s text:c="2"/></text:span>test(c, std::locale{"ru_RU.iso88595"});</text:p>
      <text:p text:style-name="Code"/>
      <text:p text:style-name="Code"><text:span text:style-name="T14"><text:s text:c="2"/></text:span>// ISO 8859-7 is Greek. Choose any language and region that</text:p>
      <text:p text:style-name="Code"><text:span text:style-name="T14"><text:s text:c="2"/></text:span>// support the ISO 8859-7 character set.</text:p>
      <text:p text:style-name="Code"><text:span text:style-name="T14"><text:s text:c="2"/></text:span>test(c, std::locale{"el_GR.iso88597"});</text:p>
      <text:p text:style-name="Code"/>
      <text:p text:style-name="Code"><text:span text:style-name="T14"><text:s text:c="2"/></text:span>// ISO 8859-8 contains some Hebrew. The character set is no longer widely used.</text:p>
      <text:p text:style-name="Code"><text:span text:style-name="T14"><text:s text:c="2"/></text:span>// Choose any language and region that support the ISO 8859-8 character set.</text:p>
      <text:p text:style-name="Code"><text:span text:style-name="T14"><text:s text:c="2"/></text:span>test(c, std::locale{"he_IL.iso88598"});</text:p>
      <text:p text:style-name="Code">}</text:p>
      <text:p text:style-name="Body_20_Text_20_Cont">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In case you had trouble identifying locale names or other problems running the program, </text:span><text:span text:style-name="T21">following are t</text:span><text:span text:style-name="T1">he results I get when I run it on my system.</text:span></text:p>
      <text:p text:style-name="Results">\xd7 is punctuation in en_US.iso88591</text:p>
      <text:p text:style-name="Results">\xd7 is alphanumeric in ru_RU.iso88595</text:p>
      <text:p text:style-name="Results">\xd7 is alphanumeric in el_GR.iso88597</text:p>
      <text:p text:style-name="Results">\xd7 is none of the above in he_IL.iso88598</text:p>
      <text:p text:style-name="P8"><text:soft-page-break/>As you can see, the same character has different categories, depending on the locale’s character set. Now imagine that the user has entered a string, and your program has stored the string. If your program changes the global locale or the locale used to process that string, you may end up misinterpreting the string.</text:p>
      <text:p text:style-name="Body_20_Text_20_Cont"><text:bookmark-start text:name="fac"/><text:bookmark-end text:name="loc"/><text:span text:style-name="T1">In Listing 58-2, the categorization functions reload their facets every time they are called, but you can rewrite the program so it loads its facet only once. The character type facet is called </text:span><text:span text:style-name="Code_20_Inline"><text:span text:style-name="T1">ctype</text:span></text:span><text:span text:style-name="T1">. It has a function named </text:span><text:span text:style-name="Code_20_Inline"><text:span text:style-name="T1">is</text:span></text:span><text:span text:style-name="T1"> that takes a category mask and a character as arguments and returns a </text:span><text:span text:style-name="Code_20_Inline"><text:span text:style-name="T1">bool</text:span></text:span><text:span text:style-name="T1">: true if the character has a type in the mask. The mask values are specified in </text:span><text:span text:style-name="Code_20_Inline"><text:span text:style-name="T1">std::ctype_base</text:span></text:span><text:span text:style-name="T1">. </text:span></text:p>
      <text:p text:style-name="Note_2f_Tip_2f_Caution"><text:span text:style-name="Dingbat_20_Symbol"><text:span text:style-name="T5"></text:span></text:span><text:span text:style-name="T4">Note</text:span><text:span text:style-name="T1"><text:tab/></text:span>Notice the convention that the <text:span text:style-name="T1">s</text:span>tandard library uses throughout. When a<text:span text:style-name="T1"> </text:span>class template needs helper types and constants, they are declared in a<text:span text:style-name="T1"> </text:span>non-template base class. The class template derives from the base class and so gains easy access to the types and constants. Callers gain access to the types and constants by qualifying with the base class name. By avoiding the template in the base class, the <text:span text:style-name="T1">s</text:span>tandard library avoids unnecessary instantiations just to use a<text:span text:style-name="T1"> </text:span>type or constant that is unrelated to the template argument.</text:p>
      <text:p text:style-name="Body_20_Text_20_Cont"><text:span text:style-name="T1">The mask names are the same as the categorization functions, but without the leading </text:span><text:span text:style-name="Code_20_Inline"><text:span text:style-name="T1">is</text:span></text:span><text:span text:style-name="T1">. Listing 58-3 shows how to rewrite the simple character-set demonstration to use a single cached </text:span><text:span text:style-name="Code_20_Inline"><text:span text:style-name="T1">ctype</text:span></text:span><text:span text:style-name="T1"> facet.</text:span></text:p>
      <text:p text:style-name="Code_20_Caption"><text:span text:style-name="T4">Listing</text:span><text:span text:style-name="T2"> </text:span><text:span text:style-name="T4">58-3.</text:span> Caching the <text:span text:style-name="Code_20_Inline"><text:span text:style-name="T17">ctype</text:span></text:span> Facet</text:p>
      <text:p text:style-name="Code">import &lt;<text:change text:change-id="ct94365984800336"/><text:change-start text:change-id="ct94365837238368"/><text:span text:style-name="T20">format</text:span><text:change-end text:change-id="ct94365837238368"/>&gt;;</text:p>
      <text:p text:style-name="Code">import &lt;iostream&gt;;</text:p>
      <text:p text:style-name="Code">import &lt;locale&gt;;</text:p>
      <text:p text:style-name="Code"/>
      <text:p text:style-name="Code">import ioflags; <text:s/>// from Listing 40-4</text:p>
      <text:p text:style-name="Code"/>
      <text:p text:style-name="Code">void print(int c, std::string const&amp; name, std::locale loc)</text:p>
      <text:p text:style-name="Code">{</text:p>
      <text:p text:style-name="P15"><text:span text:style-name="T14"><text:s text:c="2"/></text:span>// Don't concern yourself with the &amp; operator. I'll cover that later</text:p>
      <text:p text:style-name="Code"><text:span text:style-name="T14"><text:s text:c="2"/></text:span>// in the book. Its purpose is just to ensure the character's escape</text:p>
      <text:p text:style-name="Code"><text:span text:style-name="T14"><text:s text:c="2"/></text:span>// code is printed correctly.</text:p>
      <text:p text:style-name="P15"><text:change text:change-id="ct94365712273744"/><text:change-start text:change-id="ct94365737982240"/><text:span text:style-name="T14"><text:s text:c="2"/></text:span>std::cout &lt;&lt; <text:span text:style-name="T40">std::format(</text:span>"\\x<text:span text:style-name="T40">{:02x} is {} in {}\n</text:span>", <text:span text:style-name="T40">c </text:span><text:span text:style-name="T41">&amp; 0xff</text:span>, name, loc.name()<text:span text:style-name="T40">)</text:span>;</text:p>
      <text:p text:style-name="P15"><text:change-end text:change-id="ct94365737982240"/><text:soft-page-break/>}</text:p>
      <text:p text:style-name="Code"/>
      <text:p text:style-name="Code">/// Test a<text:span text:style-name="T1"> </text:span>character's categorization in the locale, @p loc.</text:p>
      <text:p text:style-name="Code">void test(char c, std::locale loc)</text:p>
      <text:p text:style-name="Code">{</text:p>
      <text:p text:style-name="Code"><text:span text:style-name="T14"><text:s text:c="2"/></text:span>ioflags save{std::cout};</text:p>
      <text:p text:style-name="Code"/>
      <text:p text:style-name="Code"><text:span text:style-name="Code_20_Bold"><text:span text:style-name="T6"><text:s text:c="2"/></text:span></text:span><text:span text:style-name="Code_20_Bold"><text:span text:style-name="T4">std::ctype&lt;char&gt; const&amp; ctype{std::use_facet&lt;std::ctype&lt;char&gt;&gt;(loc)};</text:span></text:span></text:p>
      <text:p text:style-name="Code"/>
      <text:p text:style-name="Code"><text:change text:change-id="ct94365804987280"/><text:span text:style-name="Code_20_Bold"><text:span text:style-name="T6"><text:s text:c="2"/></text:span></text:span><text:span text:style-name="Code_20_Bold"><text:span text:style-name="T4">if (ctype.is(std::ctype_base::alnum, c))</text:span></text:span></text:p>
      <text:p text:style-name="Code"><text:span text:style-name="T14"><text:s text:c="4"/></text:span>print(c, "alphanumeric", loc);</text:p>
      <text:p text:style-name="Code"><text:span text:style-name="T6"><text:s/></text:span><text:span text:style-name="Code_20_Bold"><text:span text:style-name="T6"><text:s/></text:span></text:span><text:span text:style-name="Code_20_Bold"><text:span text:style-name="T4">else if (ctype.is(std::ctype_base::cntrl, c))</text:span></text:span></text:p>
      <text:p text:style-name="Code"><text:span text:style-name="T14"><text:s text:c="4"/></text:span>print(c, "control", loc);</text:p>
      <text:p text:style-name="Code"><text:span text:style-name="T6"><text:s text:c="2"/></text:span><text:span text:style-name="Code_20_Bold"><text:span text:style-name="T4">else if (ctype.is(std::ctype_base::punct, c))</text:span></text:span></text:p>
      <text:p text:style-name="Code"><text:span text:style-name="T14"><text:s text:c="4"/></text:span>print(c, "punctuation", loc);</text:p>
      <text:p text:style-name="Code"><text:span text:style-name="T14"><text:s text:c="2"/></text:span>else</text:p>
      <text:p text:style-name="Code"><text:span text:style-name="T14"><text:s text:c="4"/></text:span>print(c, "none of the above", loc);</text:p>
      <text:p text:style-name="Code">}</text:p>
      <text:p text:style-name="Code"/>
      <text:p text:style-name="Code">int main()</text:p>
      <text:p text:style-name="Code">{</text:p>
      <text:p text:style-name="Code"><text:span text:style-name="T14"><text:s text:c="2"/></text:span>// Test the same code point in different locales and character sets.</text:p>
      <text:p text:style-name="Code"><text:span text:style-name="T14"><text:s text:c="2"/></text:span>char c{'\xd7'};</text:p>
      <text:p text:style-name="Code"/>
      <text:p text:style-name="Code"><text:span text:style-name="T14"><text:s text:c="2"/></text:span>// ISO 8859-1 is also called Latin-1 and is widely used in Western Europe</text:p>
      <text:p text:style-name="Code"><text:span text:style-name="T14"><text:s text:c="2"/></text:span>// and the Americas. It is often the default character set in these regions.</text:p>
      <text:p text:style-name="Code"><text:span text:style-name="T14"><text:s text:c="2"/></text:span>// The country and language are unimportant for this test.</text:p>
      <text:p text:style-name="Code"><text:span text:style-name="T14"><text:s text:c="2"/></text:span>// Choose any that support the ISO 8859-1 character set.</text:p>
      <text:p text:style-name="Code"><text:span text:style-name="T14"><text:s text:c="2"/></text:span>test(c, std::locale{"en_US.iso88591"});</text:p>
      <text:p text:style-name="Code"/>
      <text:p text:style-name="Code"><text:span text:style-name="T14"><text:s text:c="2"/></text:span>// ISO 8859-5 is Cyrillic. It is often the default character set in Russia</text:p>
      <text:p text:style-name="Code"><text:span text:style-name="T14"><text:s text:c="2"/></text:span>// and some Eastern European countries. Choose any language and region that</text:p>
      <text:p text:style-name="Code"><text:span text:style-name="T14"><text:s text:c="2"/></text:span>// support the ISO 8859-5 character set.</text:p>
      <text:p text:style-name="Code"><text:span text:style-name="T14"><text:s text:c="2"/></text:span>test(c, std::locale{"ru_RU.iso88595"});</text:p>
      <text:p text:style-name="Code"/>
      <text:p text:style-name="Code"><text:span text:style-name="T14"><text:s text:c="2"/></text:span>// ISO 8859-7 is Greek. Choose any language and region that</text:p>
      <text:p text:style-name="Code"><text:span text:style-name="T14"><text:s text:c="2"/></text:span>// support the ISO 8859-7 character set.</text:p>
      <text:p text:style-name="Code"><text:span text:style-name="T14"><text:s text:c="2"/></text:span>test(c, std::locale{"el_GR.iso88597"});</text:p>
      <text:p text:style-name="Code"/>
      <text:p text:style-name="Code"><text:span text:style-name="T14"><text:s text:c="2"/></text:span>// ISO 8859-8 contains some Hebrew. It is no longer widely used.</text:p>
      <text:p text:style-name="Code"><text:span text:style-name="T14"><text:s text:c="2"/></text:span>// Choose any language and region that support the ISO 8859-8 character set.</text:p>
      <text:p text:style-name="Code"><text:span text:style-name="T14"><text:s text:c="2"/></text:span>test(c, std::locale{"he_IL.iso88598"});</text:p>
      <text:p text:style-name="Code">}</text:p>
      <text:p text:style-name="Body_20_Text_20_Cont"><text:span text:style-name="T1">The </text:span><text:span text:style-name="Code_20_Inline"><text:span text:style-name="T1">ctype</text:span></text:span><text:span text:style-name="T1"> facet also performs case conversions with the </text:span><text:span text:style-name="Code_20_Inline"><text:span text:style-name="T1">toupper</text:span></text:span><text:span text:style-name="T1"> and </text:span><text:span text:style-name="Code_20_Inline"><text:span text:style-name="T1">tolower</text:span></text:span><text:span text:style-name="T1"> member functions, which take a single character argument and return a character result. Recall the word-counting problem from Exploration 22. </text:span><text:span text:style-name="Strong_20_Emphasis"><text:span text:style-name="T13">Rewrite your solution (see Listings 23-2 and 23-2) and change the </text:span></text:span><text:span text:style-name="Code_20_Bold"><text:span text:style-name="T24">sanitize()</text:span></text:span><text:span text:style-name="Strong_20_Emphasis"><text:span text:style-name="T23"> function</text:span></text:span><text:span text:style-name="Strong_20_Emphasis"><text:span text:style-name="T13"> to use a cached facet.</text:span></text:span><text:span text:style-name="T1"> </text:span><text:soft-page-break/><text:span text:style-name="T1">I recommend replacing the function with a </text:span><text:span text:style-name="Code_20_Inline"><text:span text:style-name="T1">sanitizer</text:span></text:span><text:span text:style-name="T1"> class so the class can store the facet in a data member. Compare your program with Listing 58-4.</text:span></text:p>
      <text:p text:style-name="Code_20_Caption"><text:span text:style-name="T4">Listing</text:span><text:span text:style-name="T2"> </text:span><text:span text:style-name="T4">58-4.</text:span> Counting Words Again, This Time with Cached Facets</text:p>
      <text:p text:style-name="Code"><text:span text:style-name="T34">import &lt;</text:span><text:change text:change-id="ct94365877003248"/><text:change-start text:change-id="ct94365845877792"/><text:span text:style-name="T26">format</text:span><text:change-end text:change-id="ct94365845877792"/><text:span text:style-name="T34">&gt;;</text:span></text:p>
      <text:p text:style-name="P3">import &lt;iostream&gt;;</text:p>
      <text:p text:style-name="P3">import &lt;locale&gt;;</text:p>
      <text:p text:style-name="P3">import &lt;map&gt;;</text:p>
      <text:p text:style-name="P3"><office:annotation office:name="__Annotation__2485_489121310" loext:resolved="false"><dc:creator>Michael Thomas</dc:creator><dc:date>2020-04-21T17:53:46.380000000</dc:date><text:p text:style-name="P18"><text:span text:style-name="T45">Visual Studio does not support ranges yet.</text:span></text:p>
</office:annotation>import &lt;ranges&gt;;<office:annotation-end office:name="__Annotation__2485_489121310"/></text:p>
      <text:p text:style-name="P3">import &lt;string&gt;;<text:change-start text:change-id="ct94365796276080"/></text:p>
      <text:p text:style-name="P17">import &lt;string_view&gt;;<text:change-end text:change-id="ct94365796276080"/></text:p>
      <text:p text:style-name="P3"/>
      <text:p text:style-name="P4"><text:span text:style-name="T29">using count_map <text:s/>=</text:span> std::map&lt;std::string, int&gt;; <text:s/>///&lt; Map words to counts</text:p>
      <text:p text:style-name="P4"><text:span text:style-name="T29">using count_pair = </text:span>count_map::value_type; <text:s text:c="6"/>///&lt; pair of a word and a count</text:p>
      <text:p text:style-name="P4"><text:span text:style-name="T29">using str_size <text:s text:c="2"/>= </text:span>std::string::size_type; <text:s text:c="5"/>///&lt; String size type</text:p>
      <text:p text:style-name="P4"/>
      <text:p text:style-name="Code"><text:span text:style-name="Code_20_Bold"><text:span text:style-name="T34">void initialize_streams()</text:span></text:span></text:p>
      <text:p text:style-name="Code"><text:span text:style-name="Code_20_Bold"><text:span text:style-name="T34">{</text:span></text:span></text:p>
      <text:p text:style-name="Code"><text:span text:style-name="Code_20_Bold"><text:span text:style-name="T36"><text:s text:c="2"/></text:span></text:span><text:span text:style-name="Code_20_Bold"><text:span text:style-name="T34">std::cin.imbue(std::locale{});</text:span></text:span></text:p>
      <text:p text:style-name="Code"><text:span text:style-name="Code_20_Bold"><text:span text:style-name="T36"><text:s text:c="2"/></text:span></text:span><text:span text:style-name="Code_20_Bold"><text:span text:style-name="T34">std::cout.imbue(std::locale{});</text:span></text:span></text:p>
      <text:p text:style-name="Code"><text:span text:style-name="Code_20_Bold"><text:span text:style-name="T34">}</text:span></text:span></text:p>
      <text:p text:style-name="P3"/>
      <text:p text:style-name="P3"><text:span text:style-name="Code_20_Bold">class sanitizer</text:span></text:p>
      <text:p text:style-name="P3"><text:span text:style-name="Code_20_Bold">{</text:span></text:p>
      <text:p text:style-name="P3"><text:span text:style-name="Code_20_Bold">public:</text:span></text:p>
      <text:p text:style-name="P3"><text:span text:style-name="Code_20_Bold"><text:s text:c="2"/>sanitizer(std::locale const&amp; locale) </text:span></text:p>
      <text:p text:style-name="P3"><text:span text:style-name="Code_20_Bold"><text:s text:c="2"/>: ctype_{ std::use_facet&lt;std::ctype&lt;char&gt;&gt;(locale) }</text:span></text:p>
      <text:p text:style-name="P3"><text:span text:style-name="Code_20_Bold"><text:s text:c="2"/>{}</text:span></text:p>
      <text:p text:style-name="P3"><text:span text:style-name="Code_20_Bold"/></text:p>
      <text:p text:style-name="P3"><text:span text:style-name="Code_20_Bold"><text:s text:c="2"/>bool keep(char ch) const { return ctype_.is(ctype_.alnum, ch); }</text:span></text:p>
      <text:p text:style-name="P3"><text:span text:style-name="Code_20_Bold"><text:s text:c="2"/>char tolower(char ch) const { return ctype_.tolower(ch); }</text:span></text:p>
      <text:p text:style-name="P3"><text:span text:style-name="Code_20_Bold"/></text:p>
      <text:p text:style-name="Code"><text:span text:style-name="Code_20_Bold"><text:s text:c="2"/>std::string </text:span><text:span text:style-name="Code_20_Bold"><text:span text:style-name="T27">operator()</text:span></text:span><text:span text:style-name="Code_20_Bold">(std::string_view str)</text:span></text:p>
      <text:p text:style-name="Code"><text:span text:style-name="Code_20_Bold"><text:s text:c="2"/>const</text:span></text:p>
      <text:p text:style-name="Code"><text:span text:style-name="Code_20_Bold"><text:s text:c="2"/>{</text:span></text:p>
      <text:p text:style-name="Code"><text:span text:style-name="Code_20_Bold"><text:span text:style-name="T31"><text:s text:c="4"/>auto data{ str</text:span></text:span></text:p>
      <text:p text:style-name="Code"><text:span text:style-name="Code_20_Bold"><text:span text:style-name="T31"><text:s text:c="6"/>| std::ranges::views::filter(</text:span></text:span><text:span text:style-name="Code_20_Bold"><text:span text:style-name="T28">[this</text:span></text:span><text:span text:style-name="Code_20_Bold"><text:span text:style-name="T30">](char ch) { return keep(ch); }</text:span></text:span><text:span text:style-name="Code_20_Bold"><text:span text:style-name="T31">)</text:span></text:span></text:p>
      <text:p text:style-name="P2"><text:span text:style-name="Code_20_Bold"><text:s text:c="6"/>| std::ranges::views::transform([this](char ch) { return tolower(ch); }) <text:s/>};</text:span></text:p>
      <text:p text:style-name="Code"><text:span text:style-name="Code_20_Bold"><text:span text:style-name="T31"><text:s text:c="4"/></text:span></text:span><text:span text:style-name="Code_20_Bold">return std::string{ std::ranges::begin(data), std::ranges::end(data) };</text:span></text:p>
      <text:p text:style-name="P3"><text:span text:style-name="Code_20_Bold"><text:s text:c="2"/>}</text:span></text:p>
      <text:p text:style-name="P3"><text:span text:style-name="Code_20_Bold">private:</text:span></text:p>
      <text:p text:style-name="P3"><text:span text:style-name="Code_20_Bold"><text:s text:c="4"/>std::ctype&lt;char&gt; const&amp; ctype_;</text:span></text:p>
      <text:p text:style-name="P3"><text:span text:style-name="Code_20_Bold">};</text:span></text:p>
      <text:p text:style-name="P3"/>
      <text:p text:style-name="P3">str_size get_longest_key(count_map const&amp; map)</text:p>
      <text:p text:style-name="P3">{</text:p>
      <text:p text:style-name="P3"><text:span text:style-name="T31"><text:s text:c="2"/></text:span>str_size result{0};</text:p>
      <text:p text:style-name="P3"><text:soft-page-break/><text:span text:style-name="T31"><text:s text:c="2"/></text:span>for (auto const&amp; pair : map)</text:p>
      <text:p text:style-name="P3"><text:span text:style-name="T31"><text:s text:c="4"/></text:span>if (pair.first.size() &gt; result)</text:p>
      <text:p text:style-name="P3"><text:span text:style-name="T31"><text:s text:c="6"/></text:span>result = pair.first.size();</text:p>
      <text:p text:style-name="P3"><text:span text:style-name="T31"><text:s text:c="2"/></text:span>return result;</text:p>
      <text:p text:style-name="P3">}</text:p>
      <text:p text:style-name="P3"/>
      <text:p text:style-name="P3">void print_pair(count_pair const&amp; pair, str_size longest)</text:p>
      <text:p text:style-name="P3">{</text:p>
      <text:p text:style-name="P3"><text:span text:style-name="T31"><text:s text:c="2"/></text:span>int constexpr count_size{10}; // Number of places for printing the count</text:p>
      <text:p text:style-name="Code"><text:span text:style-name="T36"><text:s text:c="2"/></text:span><text:span text:style-name="T34">std::cout &lt;&lt; std::</text:span><text:change text:change-id="ct94365890568352"/><text:change-start text:change-id="ct94365887757120"/><text:span text:style-name="T26">format</text:span><text:change-end text:change-id="ct94365887757120"/><text:span text:style-name="T34">(</text:span><text:change-start text:change-id="ct94365981545360"/><text:span text:style-name="T34">"</text:span><text:span text:style-name="T35">{0:{1}} {2:{3}}\n", pair.first, </text:span><text:change-end text:change-id="ct94365981545360"/><text:span text:style-name="T34">longest</text:span><text:change-start text:change-id="ct94365847853616"/><text:span text:style-name="T34">, </text:span><text:span text:style-name="T35">pair.second, </text:span><text:change-end text:change-id="ct94365847853616"/><text:change text:change-id="ct94365729635632"/><text:span text:style-name="T34">count_size)</text:span><text:change text:change-id="ct94365739784448"/><text:span text:style-name="T34">;</text:span></text:p>
      <text:p text:style-name="P3">}</text:p>
      <text:p text:style-name="P3"/>
      <text:p text:style-name="P3">void print_counts(count_map const&amp; counts)</text:p>
      <text:p text:style-name="P3">{</text:p>
      <text:p text:style-name="Code"><text:span text:style-name="T36"><text:s text:c="2"/></text:span><text:span text:style-name="T25">auto</text:span><text:span text:style-name="T34"> longest{get_longest_key(counts)};</text:span></text:p>
      <text:p text:style-name="P3"><text:s text:c="2"/></text:p>
      <text:p text:style-name="P3"><text:span text:style-name="T31"><text:s text:c="2"/></text:span>// For each word/count pair...</text:p>
      <text:p text:style-name="P3"><text:span text:style-name="T31"><text:s text:c="2"/></text:span>for (count_pair pair: counts)</text:p>
      <text:p text:style-name="P3"><text:span text:style-name="T31"><text:s text:c="4"/></text:span>print_pair(pair, longest);</text:p>
      <text:p text:style-name="P3">}</text:p>
      <text:p text:style-name="P3"/>
      <text:p text:style-name="P3">int main()</text:p>
      <text:p text:style-name="P3">{</text:p>
      <text:p text:style-name="P3"><text:span text:style-name="T31"><text:s text:c="2"/></text:span>// Set the global locale to the native locale.</text:p>
      <text:p text:style-name="Code"><text:span text:style-name="Code_20_Bold"><text:span text:style-name="T36"><text:s text:c="2"/></text:span></text:span><text:span text:style-name="Code_20_Bold"><text:span text:style-name="T34">std::locale::global(std::locale{""});</text:span></text:span></text:p>
      <text:p text:style-name="Code"><text:span text:style-name="Code_20_Bold"><text:span text:style-name="T36"><text:s text:c="2"/></text:span></text:span><text:span text:style-name="Code_20_Bold"><text:span text:style-name="T34">initialize_streams();</text:span></text:span></text:p>
      <text:p text:style-name="P3"/>
      <text:p text:style-name="P3"><text:span text:style-name="T31"><text:s text:c="2"/></text:span>count_map counts{};</text:p>
      <text:p text:style-name="P3"><text:span text:style-name="Code_20_Bold"><text:s text:c="2"/>sanitizer sanitize{std::locale{""}};</text:span></text:p>
      <text:p text:style-name="P3"/>
      <text:p text:style-name="P3"><text:span text:style-name="T31"><text:s text:c="2"/></text:span>// Read words from the standard input and count the number of times</text:p>
      <text:p text:style-name="P3"><text:span text:style-name="T31"><text:s text:c="2"/></text:span>// each word occurs.</text:p>
      <text:p text:style-name="P3"><text:s text:c="2"/>std::string word{};</text:p>
      <text:p text:style-name="P3"><text:span text:style-name="T31"><text:s text:c="2"/></text:span>while (std::cin &gt;&gt; word)</text:p>
      <text:p text:style-name="P3"><text:span text:style-name="T31"><text:s text:c="2"/></text:span>{</text:p>
      <text:p text:style-name="Code"><text:span text:style-name="Code_20_Bold"><text:span text:style-name="T36"><text:s text:c="4"/></text:span></text:span><text:span text:style-name="Code_20_Bold"><text:span text:style-name="T34">std::string copy{sanitize(word)};</text:span></text:span></text:p>
      <text:p text:style-name="P3"/>
      <text:p text:style-name="P3"><text:span text:style-name="T31"><text:s text:c="4"/></text:span>// The "word" might be all punctuation, so the copy would be empty.</text:p>
      <text:p text:style-name="P3"><text:span text:style-name="T31"><text:s text:c="4"/></text:span>// Don't count empty strings.</text:p>
      <text:p text:style-name="P3"><text:span text:style-name="T31"><text:s text:c="4"/></text:span>if (not copy.empty())</text:p>
      <text:p text:style-name="P3"><text:span text:style-name="T31"><text:s text:c="6"/></text:span>++counts[copy];</text:p>
      <text:p text:style-name="P3"><text:span text:style-name="T31"><text:s text:c="2"/></text:span>}</text:p>
      <text:p text:style-name="P3"/>
      <text:p text:style-name="P3"><text:span text:style-name="T31"><text:s text:c="2"/></text:span>print_counts(counts);</text:p>
      <text:p text:style-name="P3">}</text:p>
      <text:p text:style-name="Body_20_Text_20_Cont"><text:span text:style-name="T1">Notice how most of the program is unchanged. The simple act of caching the </text:span><text:span text:style-name="Code_20_Inline"><text:span text:style-name="T1">ctype</text:span></text:span><text:span text:style-name="T1"> facet reduces this program’s runtime by about 15 percent on my system</text:span><text:bookmark-end text:name="fac"/><text:span text:style-name="T1">.</text:span></text:p>
      <text:h text:style-name="Heading_20_1" text:outline-level="1"><text:bookmark-start text:name="coll"/><text:soft-page-break/>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text:span text:style-name="T1"> </text:span>list of names is sorted in ascending numerical order by storage unit. They want a<text:span text:style-name="T1"> </text:span>list of names sorted in ascending alphabetical order, according to their native collation rules.</text:p>
      <text:p text:style-name="Body_20_Text_20_Cont"><text:span text:style-name="T1">For example, which comes first: </text:span><text:span text:style-name="T3">ångstrom</text:span><text:span text:style-name="T1"> or </text:span><text:span text:style-name="T3">angle</text:span><text:span text:style-name="T1">? The answer depends on where you live and what language you speak. In Scandinavia, </text:span><text:span text:style-name="T3">angle</text:span><text:span text:style-name="T1"> comes first, and </text:span><text:span text:style-name="T3">ångstrom</text:span><text:span text:style-name="T1"> follows </text:span><text:span text:style-name="T3">zebra</text:span><text:span text:style-name="T1">. The </text:span><text:span text:style-name="Code_20_Inline"><text:span text:style-name="T1">collate</text:span></text:span><text:span text:style-name="T1"> facet compares strings according to the locale’s rules. Its </text:span><text:span text:style-name="Code_20_Inline"><text:span text:style-name="T1">compare</text:span></text:span><text:span text:style-name="T1"> function is somewhat clumsy to use, so the </text:span><text:span text:style-name="Code_20_Inline"><text:span text:style-name="T1">locale</text:span></text:span><text:span text:style-name="T1"> class template provides a simple interface for determining whether one </text:span><text:span text:style-name="Code_20_Inline"><text:span text:style-name="T1">string</text:span></text:span><text:span text:style-name="T1"> is less than another in a locale: use the </text:span><text:span text:style-name="Code_20_Inline"><text:span text:style-name="T1">locale</text:span></text:span><text:span text:style-name="T1">’s function call operator. In other words, you can use a </text:span><text:span text:style-name="Code_20_Inline"><text:span text:style-name="T1">locale</text:span></text:span><text:span text:style-name="T1"> object itself as the comparison functor for standard algorithms, such as </text:span><text:span text:style-name="Code_20_Inline"><text:span text:style-name="T1">sort</text:span></text:span><text:span text:style-name="T1">. Listing 58-5 shows a program that demonstrates how collation order depends on locale. In order to get the program to run in your environment, you may have to change the locale names.</text:span></text:p>
      <text:p text:style-name="Code_20_Caption"><text:span text:style-name="T4">Listing</text:span><text:span text:style-name="T2"> </text:span><text:span text:style-name="T4">58-5.</text:span> Demonstrating How Collation Order Depends on Locale</text:p>
      <text:p text:style-name="Code">import &lt;algorithm&gt;;</text:p>
      <text:p text:style-name="Code">import &lt;iostream&gt;;</text:p>
      <text:p text:style-name="Code">import &lt;iterator&gt;;</text:p>
      <text:p text:style-name="Code">import &lt;locale&gt;;</text:p>
      <text:p text:style-name="Code">import &lt;string&gt;;</text:p>
      <text:p text:style-name="Code"><office:annotation office:name="__Annotation__2499_489121310" loext:resolved="false"><dc:creator>Michael Thomas</dc:creator><dc:date>2020-04-21T17:55:19.450000000</dc:date><text:p text:style-name="P18"><text:span text:style-name="T45">Should this listing have.</text:span></text:p>
<text:p text:style-name="P18"><text:span text:style-name="T45"/></text:p>
<text:p text:style-name="P18"><text:span text:style-name="T45">Import &lt;ranges&gt;;</text:span></text:p>
</office:annotation>import &lt;vector&gt;;<office:annotation-end office:name="__Annotation__2499_489121310"/><text:change-start text:change-id="ct94365865724928"/><office:annotation><dc:creator>Ray Lischner</dc:creator><dc:date>2020-05-01T17:03:55.330942290</dc:date><loext:sender-initials>RL</loext:sender-initials><text:p text:style-name="P19"><text:span text:style-name="T43">Reply to Michael Thomas (04/21/2020, 17:55): "..."</text:span></text:p>
<text:p><text:span text:style-name="T44">Not needed. Algorithms, such as std::ranges::sort(), are declared in &lt;algorithm&gt;.</text:span></text:p>
</office:annotation><text:change-end text:change-id="ct94365865724928"/></text:p>
      <text:p text:style-name="Code"/>
      <text:p text:style-name="Code">void sort_words(std::vector&lt;std::string&gt; words, std::locale loc)</text:p>
      <text:p text:style-name="P5">{</text:p>
      <text:p text:style-name="Code"><text:span text:style-name="Code_20_Bold"><text:span text:style-name="T33"><text:s text:c="2"/></text:span></text:span><text:span text:style-name="Code_20_Bold"><text:span text:style-name="T32">std::ranges::sort(words, loc);</text:span></text:span></text:p>
      <text:p text:style-name="Code"><text:span text:style-name="T14"><text:s text:c="2"/></text:span>std::cout &lt;&lt; loc.name() &lt;&lt; ":\n";</text:p>
      <text:p text:style-name="Code"><text:span text:style-name="T14"><text:s text:c="2"/></text:span>std::ranges::copy(words,</text:p>
      <text:p text:style-name="Code"><text:span text:style-name="T14"><text:s text:c="12"/></text:span>std::ostream_iterator&lt;std::string&gt;(std::cout, "\n"));</text:p>
      <text:p text:style-name="Code">}</text:p>
      <text:p text:style-name="Code"/>
      <text:p text:style-name="Code">int main()</text:p>
      <text:p text:style-name="Code">{</text:p>
      <text:p text:style-name="Code"><text:span text:style-name="T14"><text:s text:c="2"/>std::</text:span>vector&lt;std::string&gt; words{ </text:p>
      <text:p text:style-name="Code"><text:span text:style-name="T14"><text:s text:c="4"/></text:span>"circus",</text:p>
      <text:p text:style-name="Code"><text:span text:style-name="T14"><text:s text:c="4"/></text:span>"\u00e5ngstrom", <text:s text:c="4"/>// ångstrom</text:p>
      <text:p text:style-name="Code"><text:span text:style-name="T14"><text:s text:c="4"/></text:span>"\u00e7irc\u00ea", <text:s text:c="2"/>// çircê</text:p>
      <text:p text:style-name="Code"><text:span text:style-name="T14"><text:s text:c="4"/></text:span>"angle",</text:p>
      <text:p text:style-name="Code"><text:span text:style-name="T14"><text:s text:c="4"/></text:span>"essen",</text:p>
      <text:p text:style-name="Code"><text:soft-page-break/><text:span text:style-name="T14"><text:s text:c="4"/></text:span>"ether",</text:p>
      <text:p text:style-name="Code"><text:span text:style-name="T14"><text:s text:c="4"/></text:span>"\u00e6ther", <text:s text:c="7"/>// æther</text:p>
      <text:p text:style-name="Code"><text:span text:style-name="T14"><text:s text:c="4"/></text:span>"aether",</text:p>
      <text:p text:style-name="Code"><text:span text:style-name="T14"><text:s text:c="4"/></text:span>"e\u00dfen" <text:s text:c="8"/>// eßen</text:p>
      <text:p text:style-name="Code"><text:span text:style-name="T14"><text:s text:c="2"/></text:span>};</text:p>
      <text:p text:style-name="Code"><text:span text:style-name="T14"><text:s text:c="2"/></text:span>sort_words(words, std::locale::classic());</text:p>
      <text:p text:style-name="Code"><text:span text:style-name="T14"><text:s text:c="2"/></text:span>sort_words(words, std::locale{"en_GB.utf8"}); <text:s/>// Great Britain</text:p>
      <text:p text:style-name="Code"><text:span text:style-name="T14"><text:s text:c="2"/></text:span>sort_words(words, std::locale{"no_NO.utf8"}); <text:s/>// Norway</text:p>
      <text:p text:style-name="Code">}</text:p>
      <text:p text:style-name="Body_20_Text_20_Cont"><text:span text:style-name="T1">The </text:span><text:span text:style-name="Code_20_Inline"><text:span text:style-name="T1">\uNNNN</text:span></text:span><text:span text:style-name="T1"> characters are a portable way to express Unicode characters. The </text:span><text:span text:style-name="Code_20_Inline"><text:span text:style-name="T1">NNNN</text:span></text:span><text:span text:style-name="T1"> must be four hexadecimal digits, specifying a Unicode code point. You will learn more in the next Exploration.</text:span></text:p>
      <text:p text:style-name="Body_20_Text_20_Cont"><text:span text:style-name="T1">The boldface line shows how the </text:span><text:span text:style-name="Code_20_Inline"><text:span text:style-name="T1">locale</text:span></text:span><text:span text:style-name="T1"> object is used as a comparison functor to sort the words. Table 58-3 lists the results I get for each locale. Depending on your native character set, you may get different results.</text:span></text:p>
      <text:p text:style-name="Table_20_Caption"><text:span text:style-name="T4">Table 58‑3.</text:span> Collation Order for <text:span text:style-name="T22">Various</text:span> Locales</text:p>
      <table:table table:name="Table3" table:style-name="Table3">
        <table:table-column table:style-name="Table3.A" table:number-columns-repeated="3"/>
        <table:table-header-rows>
          <table:table-row>
            <table:table-cell table:style-name="Table3.A1" office:value-type="string">
              <text:p text:style-name="P6">Classic</text:p>
            </table:table-cell>
            <table:table-cell table:style-name="Table3.A1" office:value-type="string">
              <text:p text:style-name="P6">Great Britain</text:p>
            </table:table-cell>
            <table:table-cell table:style-name="Table3.C1" office:value-type="string">
              <text:p text:style-name="P6">Norway</text:p>
            </table:table-cell>
          </table:table-row>
        </table:table-header-rows>
        <table:table-row>
          <table:table-cell table:style-name="Table3.A2" office:value-type="string">
            <text:p text:style-name="Table_20_Contents"><text:span text:style-name="Code_20_Inline">aether</text:span></text:p>
          </table:table-cell>
          <table:table-cell table:style-name="Table3.A2" office:value-type="string">
            <text:p text:style-name="Table_20_Contents"><text:span text:style-name="Code_20_Inline">aether</text:span></text:p>
          </table:table-cell>
          <table:table-cell table:style-name="Table3.C2" office:value-type="string">
            <text:p text:style-name="Table_20_Contents"><text:span text:style-name="Code_20_Inline">aether</text:span></text:p>
          </table:table-cell>
        </table:table-row>
        <table:table-row>
          <table:table-cell table:style-name="Table3.A2" office:value-type="string">
            <text:p text:style-name="Table_20_Contents"><text:span text:style-name="Code_20_Inline">angle</text:span></text:p>
          </table:table-cell>
          <table:table-cell table:style-name="Table3.A2" office:value-type="string">
            <text:p text:style-name="Table_20_Contents"><text:span text:style-name="Code_20_Inline">æther</text:span></text:p>
          </table:table-cell>
          <table:table-cell table:style-name="Table3.C2" office:value-type="string">
            <text:p text:style-name="Table_20_Contents"><text:span text:style-name="Code_20_Inline">angle</text:span></text:p>
          </table:table-cell>
        </table:table-row>
        <table:table-row>
          <table:table-cell table:style-name="Table3.A2" office:value-type="string">
            <text:p text:style-name="Table_20_Contents"><text:span text:style-name="Code_20_Inline">circus</text:span></text:p>
          </table:table-cell>
          <table:table-cell table:style-name="Table3.A2" office:value-type="string">
            <text:p text:style-name="Table_20_Contents"><text:span text:style-name="Code_20_Inline">angle</text:span></text:p>
          </table:table-cell>
          <table:table-cell table:style-name="Table3.C2" office:value-type="string">
            <text:p text:style-name="Table_20_Contents"><text:span text:style-name="Code_20_Inline">çircê</text:span></text:p>
          </table:table-cell>
        </table:table-row>
        <table:table-row>
          <table:table-cell table:style-name="Table3.A2" office:value-type="string">
            <text:p text:style-name="Table_20_Contents"><text:span text:style-name="Code_20_Inline">essen</text:span></text:p>
          </table:table-cell>
          <table:table-cell table:style-name="Table3.A2" office:value-type="string">
            <text:p text:style-name="Table_20_Contents"><text:span text:style-name="Code_20_Inline">ångstrom</text:span></text:p>
          </table:table-cell>
          <table:table-cell table:style-name="Table3.C2" office:value-type="string">
            <text:p text:style-name="Table_20_Contents"><text:span text:style-name="Code_20_Inline">circus</text:span></text:p>
          </table:table-cell>
        </table:table-row>
        <table:table-row>
          <table:table-cell table:style-name="Table3.A2" office:value-type="string">
            <text:p text:style-name="Table_20_Contents"><text:span text:style-name="Code_20_Inline">ether</text:span></text:p>
          </table:table-cell>
          <table:table-cell table:style-name="Table3.A2" office:value-type="string">
            <text:p text:style-name="Table_20_Contents"><text:span text:style-name="Code_20_Inline">çircê</text:span></text:p>
          </table:table-cell>
          <table:table-cell table:style-name="Table3.C2" office:value-type="string">
            <text:p text:style-name="Table_20_Contents"><text:span text:style-name="Code_20_Inline">essen</text:span></text:p>
          </table:table-cell>
        </table:table-row>
        <table:table-row>
          <table:table-cell table:style-name="Table3.A2" office:value-type="string">
            <text:p text:style-name="Table_20_Contents"><text:span text:style-name="Code_20_Inline">eßen</text:span></text:p>
          </table:table-cell>
          <table:table-cell table:style-name="Table3.A2" office:value-type="string">
            <text:p text:style-name="Table_20_Contents"><text:span text:style-name="Code_20_Inline">circus</text:span></text:p>
          </table:table-cell>
          <table:table-cell table:style-name="Table3.C2" office:value-type="string">
            <text:p text:style-name="Table_20_Contents"><text:span text:style-name="Code_20_Inline">eßen</text:span></text:p>
          </table:table-cell>
        </table:table-row>
        <table:table-row>
          <table:table-cell table:style-name="Table3.A2" office:value-type="string">
            <text:p text:style-name="Table_20_Contents"><text:span text:style-name="Code_20_Inline">ångstrom</text:span></text:p>
          </table:table-cell>
          <table:table-cell table:style-name="Table3.A2" office:value-type="string">
            <text:p text:style-name="Table_20_Contents"><text:span text:style-name="Code_20_Inline">essen</text:span></text:p>
          </table:table-cell>
          <table:table-cell table:style-name="Table3.C2" office:value-type="string">
            <text:p text:style-name="Table_20_Contents"><text:span text:style-name="Code_20_Inline">ether</text:span></text:p>
          </table:table-cell>
        </table:table-row>
        <table:table-row>
          <table:table-cell table:style-name="Table3.A2" office:value-type="string">
            <text:p text:style-name="Table_20_Contents"><text:span text:style-name="Code_20_Inline">æther</text:span></text:p>
          </table:table-cell>
          <table:table-cell table:style-name="Table3.A2" office:value-type="string">
            <text:p text:style-name="Table_20_Contents"><text:span text:style-name="Code_20_Inline">eßen</text:span></text:p>
          </table:table-cell>
          <table:table-cell table:style-name="Table3.C2" office:value-type="string">
            <text:p text:style-name="Table_20_Contents"><text:span text:style-name="Code_20_Inline">æther</text:span></text:p>
          </table:table-cell>
        </table:table-row>
        <table:table-row>
          <table:table-cell table:style-name="Table3.A10" office:value-type="string">
            <text:p text:style-name="Table_20_Contents"><text:span text:style-name="Code_20_Inline">çircê</text:span></text:p>
          </table:table-cell>
          <table:table-cell table:style-name="Table3.A10" office:value-type="string">
            <text:p text:style-name="Table_20_Contents"><text:span text:style-name="Code_20_Inline">ether</text:span></text:p>
          </table:table-cell>
          <table:table-cell table:style-name="Table3.C10" office:value-type="string">
            <text:p text:style-name="Table_20_Contents"><text:span text:style-name="Code_20_Inline">ångstrom</text:span></text:p>
          </table:table-cell>
        </table:table-row>
      </table:table>
      <text:p text:style-name="Body_20_Text_20_Cont"><text:span text:style-name="T1">The next Exploration takes a closer look at Unicode, international character sets, and related </text:span><text:span text:style-name="T21">challenges</text:span><text:span text:style-name="T1">.</text:span><text:bookmark-end text:name="coll"/><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2:00</meta:creation-date>
    <dc:creator>Ray Lischner</dc:creator>
    <dc:date>2020-05-06T18:29:41.744967111</dc:date>
    <meta:print-date>2009-03-19T10:05:00</meta:print-date>
    <meta:editing-cycles>42</meta:editing-cycles>
    <meta:editing-duration>PT4H21M34S</meta:editing-duration>
    <meta:generator>LibreOffice/6.4.2.2$Linux_X86_64 LibreOffice_project/40$Build-2</meta:generator>
    <meta:document-statistic meta:table-count="3" meta:image-count="0" meta:object-count="0" meta:page-count="15" meta:paragraph-count="374" meta:word-count="3714" meta:character-count="24694" meta:non-whitespace-character-count="20971"/>
    <meta:user-defined meta:name="Chapter Number">58</meta:user-defined>
    <meta:user-defined meta:name="ContentType">Document</meta:user-defined>
  </office:meta>
</office:document-meta>
</file>